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022in"/>
    </style:style>
    <style:style style:name="co5" style:family="table-column">
      <style:table-column-properties fo:break-before="auto" style:column-width="0.5764in"/>
    </style:style>
    <style:style style:name="co6" style:family="table-column">
      <style:table-column-properties fo:break-before="auto" style:column-width="1.2764in"/>
    </style:style>
    <style:style style:name="co7" style:family="table-column">
      <style:table-column-properties fo:break-before="auto" style:column-width="1.1917in"/>
    </style:style>
    <style:style style:name="co8" style:family="table-column">
      <style:table-column-properties fo:break-before="auto" style:column-width="1.8492in"/>
    </style:style>
    <style:style style:name="co9" style:family="table-column">
      <style:table-column-properties fo:break-before="auto" style:column-width="0.9161in"/>
    </style:style>
    <style:style style:name="co10" style:family="table-column">
      <style:table-column-properties fo:break-before="auto" style:column-width="0.8098in"/>
    </style:style>
    <style:style style:name="co11" style:family="table-column">
      <style:table-column-properties fo:break-before="auto" style:column-width="1.89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lter 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ivots</text:p>
          </table:table-cell>
          <table:table-cell office:value-type="string">
            <text:p>Query Objects</text:p>
          </table:table-cell>
          <table:table-cell office:value-type="string">
            <text:p><text:s/>Cluster Level</text:p>
          </table:table-cell>
          <table:table-cell office:value-type="string">
            <text:p><text:s/>BTree degree</text:p>
          </table:table-cell>
          <table:table-cell office:value-type="string">
            <text:p><text:s/>Range</text:p>
          </table:table-cell>
          <table:table-cell office:value-type="string">
            <text:p><text:s/>Max Leaf Objects</text:p>
          </table:table-cell>
          <table:table-cell office:value-type="string">
            <text:p><text:s/>Created Clusters</text:p>
          </table:table-cell>
          <table:table-cell office:value-type="string">
            <text:p><text:s/>Range Pivot Distance Filter</text:p>
          </table:table-cell>
          <table:table-cell office:value-type="string">
            <text:p><text:s/>Object Filter</text:p>
          </table:table-cell>
          <table:table-cell office:value-type="string">
            <text:p><text:s/>Pivot Filter</text:p>
          </table:table-cell>
          <table:table-cell office:value-type="string">
            <text:p><text:s/>Double-Pivot Distance Filter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18">
            <text:p>318</text:p>
          </table:table-cell>
          <table:table-cell office:value-type="float" office:value="898">
            <text:p>898</text:p>
          </table:table-cell>
          <table:table-cell office:value-type="float" office:value="575548">
            <text:p>575548</text:p>
          </table:table-cell>
          <table:table-cell office:value-type="float" office:value="2275916">
            <text:p>2275916</text:p>
          </table:table-cell>
          <table:table-cell office:value-type="float" office:value="2684">
            <text:p>26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18">
            <text:p>318</text:p>
          </table:table-cell>
          <table:table-cell office:value-type="float" office:value="898">
            <text:p>898</text:p>
          </table:table-cell>
          <table:table-cell office:value-type="float" office:value="575548">
            <text:p>575548</text:p>
          </table:table-cell>
          <table:table-cell office:value-type="float" office:value="2275916">
            <text:p>2275916</text:p>
          </table:table-cell>
          <table:table-cell office:value-type="float" office:value="2684">
            <text:p>26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18">
            <text:p>318</text:p>
          </table:table-cell>
          <table:table-cell office:value-type="float" office:value="898">
            <text:p>898</text:p>
          </table:table-cell>
          <table:table-cell office:value-type="float" office:value="575548">
            <text:p>575548</text:p>
          </table:table-cell>
          <table:table-cell office:value-type="float" office:value="2275916">
            <text:p>2275916</text:p>
          </table:table-cell>
          <table:table-cell office:value-type="float" office:value="2684">
            <text:p>26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04">
            <text:p>304</text:p>
          </table:table-cell>
          <table:table-cell office:value-type="float" office:value="823">
            <text:p>823</text:p>
          </table:table-cell>
          <table:table-cell office:value-type="float" office:value="575548">
            <text:p>575548</text:p>
          </table:table-cell>
          <table:table-cell office:value-type="float" office:value="2276000">
            <text:p>2276000</text:p>
          </table:table-cell>
          <table:table-cell office:value-type="float" office:value="2621">
            <text:p>26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04">
            <text:p>304</text:p>
          </table:table-cell>
          <table:table-cell office:value-type="float" office:value="823">
            <text:p>823</text:p>
          </table:table-cell>
          <table:table-cell office:value-type="float" office:value="575548">
            <text:p>575548</text:p>
          </table:table-cell>
          <table:table-cell office:value-type="float" office:value="2276000">
            <text:p>2276000</text:p>
          </table:table-cell>
          <table:table-cell office:value-type="float" office:value="2621">
            <text:p>26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04">
            <text:p>304</text:p>
          </table:table-cell>
          <table:table-cell office:value-type="float" office:value="823">
            <text:p>823</text:p>
          </table:table-cell>
          <table:table-cell office:value-type="float" office:value="575548">
            <text:p>575548</text:p>
          </table:table-cell>
          <table:table-cell office:value-type="float" office:value="2276000">
            <text:p>2276000</text:p>
          </table:table-cell>
          <table:table-cell office:value-type="float" office:value="2621">
            <text:p>26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729">
            <text:p>729</text:p>
          </table:table-cell>
          <table:table-cell office:value-type="float" office:value="575795">
            <text:p>575795</text:p>
          </table:table-cell>
          <table:table-cell office:value-type="float" office:value="2278856">
            <text:p>2278856</text:p>
          </table:table-cell>
          <table:table-cell office:value-type="float" office:value="2484">
            <text:p>24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729">
            <text:p>729</text:p>
          </table:table-cell>
          <table:table-cell office:value-type="float" office:value="575795">
            <text:p>575795</text:p>
          </table:table-cell>
          <table:table-cell office:value-type="float" office:value="2278856">
            <text:p>2278856</text:p>
          </table:table-cell>
          <table:table-cell office:value-type="float" office:value="2484">
            <text:p>24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729">
            <text:p>729</text:p>
          </table:table-cell>
          <table:table-cell office:value-type="float" office:value="575795">
            <text:p>575795</text:p>
          </table:table-cell>
          <table:table-cell office:value-type="float" office:value="2278856">
            <text:p>2278856</text:p>
          </table:table-cell>
          <table:table-cell office:value-type="float" office:value="2484">
            <text:p>24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68">
            <text:p>268</text:p>
          </table:table-cell>
          <table:table-cell office:value-type="float" office:value="672">
            <text:p>672</text:p>
          </table:table-cell>
          <table:table-cell office:value-type="float" office:value="576577">
            <text:p>576577</text:p>
          </table:table-cell>
          <table:table-cell office:value-type="float" office:value="2284356">
            <text:p>2284356</text:p>
          </table:table-cell>
          <table:table-cell office:value-type="float" office:value="2437">
            <text:p>24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68">
            <text:p>268</text:p>
          </table:table-cell>
          <table:table-cell office:value-type="float" office:value="672">
            <text:p>672</text:p>
          </table:table-cell>
          <table:table-cell office:value-type="float" office:value="576577">
            <text:p>576577</text:p>
          </table:table-cell>
          <table:table-cell office:value-type="float" office:value="2284356">
            <text:p>2284356</text:p>
          </table:table-cell>
          <table:table-cell office:value-type="float" office:value="2437">
            <text:p>24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68">
            <text:p>268</text:p>
          </table:table-cell>
          <table:table-cell office:value-type="float" office:value="672">
            <text:p>672</text:p>
          </table:table-cell>
          <table:table-cell office:value-type="float" office:value="576577">
            <text:p>576577</text:p>
          </table:table-cell>
          <table:table-cell office:value-type="float" office:value="2284356">
            <text:p>2284356</text:p>
          </table:table-cell>
          <table:table-cell office:value-type="float" office:value="2437">
            <text:p>24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596">
            <text:p>596</text:p>
          </table:table-cell>
          <table:table-cell office:value-type="float" office:value="578027">
            <text:p>578027</text:p>
          </table:table-cell>
          <table:table-cell office:value-type="float" office:value="2296771">
            <text:p>2296771</text:p>
          </table:table-cell>
          <table:table-cell office:value-type="float" office:value="2331">
            <text:p>23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596">
            <text:p>596</text:p>
          </table:table-cell>
          <table:table-cell office:value-type="float" office:value="578027">
            <text:p>578027</text:p>
          </table:table-cell>
          <table:table-cell office:value-type="float" office:value="2296771">
            <text:p>2296771</text:p>
          </table:table-cell>
          <table:table-cell office:value-type="float" office:value="2331">
            <text:p>23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596">
            <text:p>596</text:p>
          </table:table-cell>
          <table:table-cell office:value-type="float" office:value="578027">
            <text:p>578027</text:p>
          </table:table-cell>
          <table:table-cell office:value-type="float" office:value="2296771">
            <text:p>2296771</text:p>
          </table:table-cell>
          <table:table-cell office:value-type="float" office:value="2331">
            <text:p>23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574">
            <text:p>574</text:p>
          </table:table-cell>
          <table:table-cell office:value-type="float" office:value="578027">
            <text:p>578027</text:p>
          </table:table-cell>
          <table:table-cell office:value-type="float" office:value="2298206">
            <text:p>2298206</text:p>
          </table:table-cell>
          <table:table-cell office:value-type="float" office:value="2282">
            <text:p>22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574">
            <text:p>574</text:p>
          </table:table-cell>
          <table:table-cell office:value-type="float" office:value="578027">
            <text:p>578027</text:p>
          </table:table-cell>
          <table:table-cell office:value-type="float" office:value="2298206">
            <text:p>2298206</text:p>
          </table:table-cell>
          <table:table-cell office:value-type="float" office:value="2282">
            <text:p>22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574">
            <text:p>574</text:p>
          </table:table-cell>
          <table:table-cell office:value-type="float" office:value="578027">
            <text:p>578027</text:p>
          </table:table-cell>
          <table:table-cell office:value-type="float" office:value="2298206">
            <text:p>2298206</text:p>
          </table:table-cell>
          <table:table-cell office:value-type="float" office:value="2282">
            <text:p>22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228">
            <text:p>228</text:p>
          </table:table-cell>
          <table:table-cell office:value-type="float" office:value="531">
            <text:p>531</text:p>
          </table:table-cell>
          <table:table-cell office:value-type="float" office:value="578027">
            <text:p>578027</text:p>
          </table:table-cell>
          <table:table-cell office:value-type="float" office:value="2300826">
            <text:p>2300826</text:p>
          </table:table-cell>
          <table:table-cell office:value-type="float" office:value="2174">
            <text:p>21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228">
            <text:p>228</text:p>
          </table:table-cell>
          <table:table-cell office:value-type="float" office:value="531">
            <text:p>531</text:p>
          </table:table-cell>
          <table:table-cell office:value-type="float" office:value="578027">
            <text:p>578027</text:p>
          </table:table-cell>
          <table:table-cell office:value-type="float" office:value="2300826">
            <text:p>2300826</text:p>
          </table:table-cell>
          <table:table-cell office:value-type="float" office:value="2174">
            <text:p>21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228">
            <text:p>228</text:p>
          </table:table-cell>
          <table:table-cell office:value-type="float" office:value="531">
            <text:p>531</text:p>
          </table:table-cell>
          <table:table-cell office:value-type="float" office:value="578027">
            <text:p>578027</text:p>
          </table:table-cell>
          <table:table-cell office:value-type="float" office:value="2300826">
            <text:p>2300826</text:p>
          </table:table-cell>
          <table:table-cell office:value-type="float" office:value="2174">
            <text:p>21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952">
            <text:p>952</text:p>
          </table:table-cell>
          <table:table-cell office:value-type="float" office:value="3505">
            <text:p>3505</text:p>
          </table:table-cell>
          <table:table-cell office:value-type="float" office:value="575890">
            <text:p>575890</text:p>
          </table:table-cell>
          <table:table-cell office:value-type="float" office:value="2164920">
            <text:p>2164920</text:p>
          </table:table-cell>
          <table:table-cell office:value-type="float" office:value="5066">
            <text:p>50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952">
            <text:p>952</text:p>
          </table:table-cell>
          <table:table-cell office:value-type="float" office:value="3505">
            <text:p>3505</text:p>
          </table:table-cell>
          <table:table-cell office:value-type="float" office:value="575890">
            <text:p>575890</text:p>
          </table:table-cell>
          <table:table-cell office:value-type="float" office:value="2164920">
            <text:p>2164920</text:p>
          </table:table-cell>
          <table:table-cell office:value-type="float" office:value="5066">
            <text:p>50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952">
            <text:p>952</text:p>
          </table:table-cell>
          <table:table-cell office:value-type="float" office:value="3505">
            <text:p>3505</text:p>
          </table:table-cell>
          <table:table-cell office:value-type="float" office:value="575890">
            <text:p>575890</text:p>
          </table:table-cell>
          <table:table-cell office:value-type="float" office:value="2164920">
            <text:p>2164920</text:p>
          </table:table-cell>
          <table:table-cell office:value-type="float" office:value="5066">
            <text:p>50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863">
            <text:p>863</text:p>
          </table:table-cell>
          <table:table-cell office:value-type="float" office:value="3017">
            <text:p>3017</text:p>
          </table:table-cell>
          <table:table-cell office:value-type="float" office:value="577884">
            <text:p>577884</text:p>
          </table:table-cell>
          <table:table-cell office:value-type="float" office:value="2186601">
            <text:p>2186601</text:p>
          </table:table-cell>
          <table:table-cell office:value-type="float" office:value="4746">
            <text:p>47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863">
            <text:p>863</text:p>
          </table:table-cell>
          <table:table-cell office:value-type="float" office:value="3017">
            <text:p>3017</text:p>
          </table:table-cell>
          <table:table-cell office:value-type="float" office:value="577884">
            <text:p>577884</text:p>
          </table:table-cell>
          <table:table-cell office:value-type="float" office:value="2186601">
            <text:p>2186601</text:p>
          </table:table-cell>
          <table:table-cell office:value-type="float" office:value="4746">
            <text:p>47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863">
            <text:p>863</text:p>
          </table:table-cell>
          <table:table-cell office:value-type="float" office:value="3017">
            <text:p>3017</text:p>
          </table:table-cell>
          <table:table-cell office:value-type="float" office:value="577884">
            <text:p>577884</text:p>
          </table:table-cell>
          <table:table-cell office:value-type="float" office:value="2186601">
            <text:p>2186601</text:p>
          </table:table-cell>
          <table:table-cell office:value-type="float" office:value="4746">
            <text:p>47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740">
            <text:p>740</text:p>
          </table:table-cell>
          <table:table-cell office:value-type="float" office:value="2320">
            <text:p>2320</text:p>
          </table:table-cell>
          <table:table-cell office:value-type="float" office:value="592877">
            <text:p>592877</text:p>
          </table:table-cell>
          <table:table-cell office:value-type="float" office:value="2271635">
            <text:p>2271635</text:p>
          </table:table-cell>
          <table:table-cell office:value-type="float" office:value="4296">
            <text:p>42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740">
            <text:p>740</text:p>
          </table:table-cell>
          <table:table-cell office:value-type="float" office:value="2320">
            <text:p>2320</text:p>
          </table:table-cell>
          <table:table-cell office:value-type="float" office:value="592877">
            <text:p>592877</text:p>
          </table:table-cell>
          <table:table-cell office:value-type="float" office:value="2271635">
            <text:p>2271635</text:p>
          </table:table-cell>
          <table:table-cell office:value-type="float" office:value="4296">
            <text:p>42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740">
            <text:p>740</text:p>
          </table:table-cell>
          <table:table-cell office:value-type="float" office:value="2320">
            <text:p>2320</text:p>
          </table:table-cell>
          <table:table-cell office:value-type="float" office:value="592877">
            <text:p>592877</text:p>
          </table:table-cell>
          <table:table-cell office:value-type="float" office:value="2271635">
            <text:p>2271635</text:p>
          </table:table-cell>
          <table:table-cell office:value-type="float" office:value="4296">
            <text:p>42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623">
            <text:p>623</text:p>
          </table:table-cell>
          <table:table-cell office:value-type="float" office:value="1675">
            <text:p>1675</text:p>
          </table:table-cell>
          <table:table-cell office:value-type="float" office:value="599603">
            <text:p>599603</text:p>
          </table:table-cell>
          <table:table-cell office:value-type="float" office:value="2309519">
            <text:p>2309519</text:p>
          </table:table-cell>
          <table:table-cell office:value-type="float" office:value="3883">
            <text:p>38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623">
            <text:p>623</text:p>
          </table:table-cell>
          <table:table-cell office:value-type="float" office:value="1675">
            <text:p>1675</text:p>
          </table:table-cell>
          <table:table-cell office:value-type="float" office:value="599603">
            <text:p>599603</text:p>
          </table:table-cell>
          <table:table-cell office:value-type="float" office:value="2309519">
            <text:p>2309519</text:p>
          </table:table-cell>
          <table:table-cell office:value-type="float" office:value="3883">
            <text:p>38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623">
            <text:p>623</text:p>
          </table:table-cell>
          <table:table-cell office:value-type="float" office:value="1675">
            <text:p>1675</text:p>
          </table:table-cell>
          <table:table-cell office:value-type="float" office:value="599603">
            <text:p>599603</text:p>
          </table:table-cell>
          <table:table-cell office:value-type="float" office:value="2309519">
            <text:p>2309519</text:p>
          </table:table-cell>
          <table:table-cell office:value-type="float" office:value="3883">
            <text:p>38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530">
            <text:p>530</text:p>
          </table:table-cell>
          <table:table-cell office:value-type="float" office:value="1307">
            <text:p>1307</text:p>
          </table:table-cell>
          <table:table-cell office:value-type="float" office:value="606538">
            <text:p>606538</text:p>
          </table:table-cell>
          <table:table-cell office:value-type="float" office:value="2345365">
            <text:p>2345365</text:p>
          </table:table-cell>
          <table:table-cell office:value-type="float" office:value="3564">
            <text:p>35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530">
            <text:p>530</text:p>
          </table:table-cell>
          <table:table-cell office:value-type="float" office:value="1307">
            <text:p>1307</text:p>
          </table:table-cell>
          <table:table-cell office:value-type="float" office:value="606538">
            <text:p>606538</text:p>
          </table:table-cell>
          <table:table-cell office:value-type="float" office:value="2345365">
            <text:p>2345365</text:p>
          </table:table-cell>
          <table:table-cell office:value-type="float" office:value="3564">
            <text:p>35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530">
            <text:p>530</text:p>
          </table:table-cell>
          <table:table-cell office:value-type="float" office:value="1307">
            <text:p>1307</text:p>
          </table:table-cell>
          <table:table-cell office:value-type="float" office:value="606538">
            <text:p>606538</text:p>
          </table:table-cell>
          <table:table-cell office:value-type="float" office:value="2345365">
            <text:p>2345365</text:p>
          </table:table-cell>
          <table:table-cell office:value-type="float" office:value="3564">
            <text:p>35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82">
            <text:p>482</text:p>
          </table:table-cell>
          <table:table-cell office:value-type="float" office:value="1200">
            <text:p>1200</text:p>
          </table:table-cell>
          <table:table-cell office:value-type="float" office:value="622224">
            <text:p>622224</text:p>
          </table:table-cell>
          <table:table-cell office:value-type="float" office:value="2409873">
            <text:p>2409873</text:p>
          </table:table-cell>
          <table:table-cell office:value-type="float" office:value="3306">
            <text:p>33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82">
            <text:p>482</text:p>
          </table:table-cell>
          <table:table-cell office:value-type="float" office:value="1200">
            <text:p>1200</text:p>
          </table:table-cell>
          <table:table-cell office:value-type="float" office:value="622224">
            <text:p>622224</text:p>
          </table:table-cell>
          <table:table-cell office:value-type="float" office:value="2409873">
            <text:p>2409873</text:p>
          </table:table-cell>
          <table:table-cell office:value-type="float" office:value="3306">
            <text:p>33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82">
            <text:p>482</text:p>
          </table:table-cell>
          <table:table-cell office:value-type="float" office:value="1200">
            <text:p>1200</text:p>
          </table:table-cell>
          <table:table-cell office:value-type="float" office:value="622224">
            <text:p>622224</text:p>
          </table:table-cell>
          <table:table-cell office:value-type="float" office:value="2409873">
            <text:p>2409873</text:p>
          </table:table-cell>
          <table:table-cell office:value-type="float" office:value="3306">
            <text:p>33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05">
            <text:p>405</text:p>
          </table:table-cell>
          <table:table-cell office:value-type="float" office:value="992">
            <text:p>992</text:p>
          </table:table-cell>
          <table:table-cell office:value-type="float" office:value="641848">
            <text:p>641848</text:p>
          </table:table-cell>
          <table:table-cell office:value-type="float" office:value="2507362">
            <text:p>2507362</text:p>
          </table:table-cell>
          <table:table-cell office:value-type="float" office:value="2970">
            <text:p>297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05">
            <text:p>405</text:p>
          </table:table-cell>
          <table:table-cell office:value-type="float" office:value="992">
            <text:p>992</text:p>
          </table:table-cell>
          <table:table-cell office:value-type="float" office:value="641848">
            <text:p>641848</text:p>
          </table:table-cell>
          <table:table-cell office:value-type="float" office:value="2507362">
            <text:p>2507362</text:p>
          </table:table-cell>
          <table:table-cell office:value-type="float" office:value="2970">
            <text:p>297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05">
            <text:p>405</text:p>
          </table:table-cell>
          <table:table-cell office:value-type="float" office:value="992">
            <text:p>992</text:p>
          </table:table-cell>
          <table:table-cell office:value-type="float" office:value="641848">
            <text:p>641848</text:p>
          </table:table-cell>
          <table:table-cell office:value-type="float" office:value="2507362">
            <text:p>2507362</text:p>
          </table:table-cell>
          <table:table-cell office:value-type="float" office:value="2970">
            <text:p>297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1165">
            <text:p>1165</text:p>
          </table:table-cell>
          <table:table-cell office:value-type="float" office:value="5883">
            <text:p>5883</text:p>
          </table:table-cell>
          <table:table-cell office:value-type="float" office:value="297349">
            <text:p>297349</text:p>
          </table:table-cell>
          <table:table-cell office:value-type="float" office:value="2588873">
            <text:p>2588873</text:p>
          </table:table-cell>
          <table:table-cell office:value-type="float" office:value="11786">
            <text:p>117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1165">
            <text:p>1165</text:p>
          </table:table-cell>
          <table:table-cell office:value-type="float" office:value="5883">
            <text:p>5883</text:p>
          </table:table-cell>
          <table:table-cell office:value-type="float" office:value="297349">
            <text:p>297349</text:p>
          </table:table-cell>
          <table:table-cell office:value-type="float" office:value="2588873">
            <text:p>2588873</text:p>
          </table:table-cell>
          <table:table-cell office:value-type="float" office:value="11786">
            <text:p>117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1165">
            <text:p>1165</text:p>
          </table:table-cell>
          <table:table-cell office:value-type="float" office:value="5883">
            <text:p>5883</text:p>
          </table:table-cell>
          <table:table-cell office:value-type="float" office:value="297349">
            <text:p>297349</text:p>
          </table:table-cell>
          <table:table-cell office:value-type="float" office:value="2588873">
            <text:p>2588873</text:p>
          </table:table-cell>
          <table:table-cell office:value-type="float" office:value="11786">
            <text:p>117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1129">
            <text:p>1129</text:p>
          </table:table-cell>
          <table:table-cell office:value-type="float" office:value="5690">
            <text:p>5690</text:p>
          </table:table-cell>
          <table:table-cell office:value-type="float" office:value="297389">
            <text:p>297389</text:p>
          </table:table-cell>
          <table:table-cell office:value-type="float" office:value="2589588">
            <text:p>2589588</text:p>
          </table:table-cell>
          <table:table-cell office:value-type="float" office:value="11673">
            <text:p>1167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1129">
            <text:p>1129</text:p>
          </table:table-cell>
          <table:table-cell office:value-type="float" office:value="5690">
            <text:p>5690</text:p>
          </table:table-cell>
          <table:table-cell office:value-type="float" office:value="297389">
            <text:p>297389</text:p>
          </table:table-cell>
          <table:table-cell office:value-type="float" office:value="2589588">
            <text:p>2589588</text:p>
          </table:table-cell>
          <table:table-cell office:value-type="float" office:value="11673">
            <text:p>1167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1129">
            <text:p>1129</text:p>
          </table:table-cell>
          <table:table-cell office:value-type="float" office:value="5690">
            <text:p>5690</text:p>
          </table:table-cell>
          <table:table-cell office:value-type="float" office:value="297389">
            <text:p>297389</text:p>
          </table:table-cell>
          <table:table-cell office:value-type="float" office:value="2589588">
            <text:p>2589588</text:p>
          </table:table-cell>
          <table:table-cell office:value-type="float" office:value="11673">
            <text:p>1167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1035">
            <text:p>1035</text:p>
          </table:table-cell>
          <table:table-cell office:value-type="float" office:value="5079">
            <text:p>5079</text:p>
          </table:table-cell>
          <table:table-cell office:value-type="float" office:value="299001">
            <text:p>299001</text:p>
          </table:table-cell>
          <table:table-cell office:value-type="float" office:value="2604922">
            <text:p>2604922</text:p>
          </table:table-cell>
          <table:table-cell office:value-type="float" office:value="11331">
            <text:p>113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1035">
            <text:p>1035</text:p>
          </table:table-cell>
          <table:table-cell office:value-type="float" office:value="5079">
            <text:p>5079</text:p>
          </table:table-cell>
          <table:table-cell office:value-type="float" office:value="299001">
            <text:p>299001</text:p>
          </table:table-cell>
          <table:table-cell office:value-type="float" office:value="2604922">
            <text:p>2604922</text:p>
          </table:table-cell>
          <table:table-cell office:value-type="float" office:value="11331">
            <text:p>113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1035">
            <text:p>1035</text:p>
          </table:table-cell>
          <table:table-cell office:value-type="float" office:value="5079">
            <text:p>5079</text:p>
          </table:table-cell>
          <table:table-cell office:value-type="float" office:value="299001">
            <text:p>299001</text:p>
          </table:table-cell>
          <table:table-cell office:value-type="float" office:value="2604922">
            <text:p>2604922</text:p>
          </table:table-cell>
          <table:table-cell office:value-type="float" office:value="11331">
            <text:p>113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926">
            <text:p>926</text:p>
          </table:table-cell>
          <table:table-cell office:value-type="float" office:value="4420">
            <text:p>4420</text:p>
          </table:table-cell>
          <table:table-cell office:value-type="float" office:value="302334">
            <text:p>302334</text:p>
          </table:table-cell>
          <table:table-cell office:value-type="float" office:value="2635936">
            <text:p>2635936</text:p>
          </table:table-cell>
          <table:table-cell office:value-type="float" office:value="10652">
            <text:p>106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926">
            <text:p>926</text:p>
          </table:table-cell>
          <table:table-cell office:value-type="float" office:value="4420">
            <text:p>4420</text:p>
          </table:table-cell>
          <table:table-cell office:value-type="float" office:value="302334">
            <text:p>302334</text:p>
          </table:table-cell>
          <table:table-cell office:value-type="float" office:value="2635936">
            <text:p>2635936</text:p>
          </table:table-cell>
          <table:table-cell office:value-type="float" office:value="10652">
            <text:p>106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926">
            <text:p>926</text:p>
          </table:table-cell>
          <table:table-cell office:value-type="float" office:value="4420">
            <text:p>4420</text:p>
          </table:table-cell>
          <table:table-cell office:value-type="float" office:value="302334">
            <text:p>302334</text:p>
          </table:table-cell>
          <table:table-cell office:value-type="float" office:value="2635936">
            <text:p>2635936</text:p>
          </table:table-cell>
          <table:table-cell office:value-type="float" office:value="10652">
            <text:p>106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790">
            <text:p>790</text:p>
          </table:table-cell>
          <table:table-cell office:value-type="float" office:value="3365">
            <text:p>3365</text:p>
          </table:table-cell>
          <table:table-cell office:value-type="float" office:value="313232">
            <text:p>313232</text:p>
          </table:table-cell>
          <table:table-cell office:value-type="float" office:value="2713600">
            <text:p>2713600</text:p>
          </table:table-cell>
          <table:table-cell office:value-type="float" office:value="9707">
            <text:p>97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790">
            <text:p>790</text:p>
          </table:table-cell>
          <table:table-cell office:value-type="float" office:value="3365">
            <text:p>3365</text:p>
          </table:table-cell>
          <table:table-cell office:value-type="float" office:value="313232">
            <text:p>313232</text:p>
          </table:table-cell>
          <table:table-cell office:value-type="float" office:value="2713600">
            <text:p>2713600</text:p>
          </table:table-cell>
          <table:table-cell office:value-type="float" office:value="9707">
            <text:p>97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790">
            <text:p>790</text:p>
          </table:table-cell>
          <table:table-cell office:value-type="float" office:value="3365">
            <text:p>3365</text:p>
          </table:table-cell>
          <table:table-cell office:value-type="float" office:value="313232">
            <text:p>313232</text:p>
          </table:table-cell>
          <table:table-cell office:value-type="float" office:value="2713600">
            <text:p>2713600</text:p>
          </table:table-cell>
          <table:table-cell office:value-type="float" office:value="9707">
            <text:p>97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702">
            <text:p>702</text:p>
          </table:table-cell>
          <table:table-cell office:value-type="float" office:value="2778">
            <text:p>2778</text:p>
          </table:table-cell>
          <table:table-cell office:value-type="float" office:value="316926">
            <text:p>316926</text:p>
          </table:table-cell>
          <table:table-cell office:value-type="float" office:value="2734164">
            <text:p>2734164</text:p>
          </table:table-cell>
          <table:table-cell office:value-type="float" office:value="9069">
            <text:p>906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702">
            <text:p>702</text:p>
          </table:table-cell>
          <table:table-cell office:value-type="float" office:value="2778">
            <text:p>2778</text:p>
          </table:table-cell>
          <table:table-cell office:value-type="float" office:value="316926">
            <text:p>316926</text:p>
          </table:table-cell>
          <table:table-cell office:value-type="float" office:value="2734164">
            <text:p>2734164</text:p>
          </table:table-cell>
          <table:table-cell office:value-type="float" office:value="9069">
            <text:p>906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702">
            <text:p>702</text:p>
          </table:table-cell>
          <table:table-cell office:value-type="float" office:value="2778">
            <text:p>2778</text:p>
          </table:table-cell>
          <table:table-cell office:value-type="float" office:value="316926">
            <text:p>316926</text:p>
          </table:table-cell>
          <table:table-cell office:value-type="float" office:value="2734164">
            <text:p>2734164</text:p>
          </table:table-cell>
          <table:table-cell office:value-type="float" office:value="9069">
            <text:p>906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619">
            <text:p>619</text:p>
          </table:table-cell>
          <table:table-cell office:value-type="float" office:value="2332">
            <text:p>2332</text:p>
          </table:table-cell>
          <table:table-cell office:value-type="float" office:value="325704">
            <text:p>325704</text:p>
          </table:table-cell>
          <table:table-cell office:value-type="float" office:value="2809957">
            <text:p>2809957</text:p>
          </table:table-cell>
          <table:table-cell office:value-type="float" office:value="8472">
            <text:p>84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619">
            <text:p>619</text:p>
          </table:table-cell>
          <table:table-cell office:value-type="float" office:value="2332">
            <text:p>2332</text:p>
          </table:table-cell>
          <table:table-cell office:value-type="float" office:value="325704">
            <text:p>325704</text:p>
          </table:table-cell>
          <table:table-cell office:value-type="float" office:value="2809957">
            <text:p>2809957</text:p>
          </table:table-cell>
          <table:table-cell office:value-type="float" office:value="8472">
            <text:p>84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619">
            <text:p>619</text:p>
          </table:table-cell>
          <table:table-cell office:value-type="float" office:value="2332">
            <text:p>2332</text:p>
          </table:table-cell>
          <table:table-cell office:value-type="float" office:value="325704">
            <text:p>325704</text:p>
          </table:table-cell>
          <table:table-cell office:value-type="float" office:value="2809957">
            <text:p>2809957</text:p>
          </table:table-cell>
          <table:table-cell office:value-type="float" office:value="8472">
            <text:p>84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97">
            <text:p>3597</text:p>
          </table:table-cell>
          <table:table-cell office:value-type="float" office:value="19694">
            <text:p>19694</text:p>
          </table:table-cell>
          <table:table-cell office:value-type="float" office:value="301999">
            <text:p>301999</text:p>
          </table:table-cell>
          <table:table-cell office:value-type="float" office:value="2433494">
            <text:p>2433494</text:p>
          </table:table-cell>
          <table:table-cell office:value-type="float" office:value="27845">
            <text:p>278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97">
            <text:p>3597</text:p>
          </table:table-cell>
          <table:table-cell office:value-type="float" office:value="19694">
            <text:p>19694</text:p>
          </table:table-cell>
          <table:table-cell office:value-type="float" office:value="301999">
            <text:p>301999</text:p>
          </table:table-cell>
          <table:table-cell office:value-type="float" office:value="2433494">
            <text:p>2433494</text:p>
          </table:table-cell>
          <table:table-cell office:value-type="float" office:value="27845">
            <text:p>278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97">
            <text:p>3597</text:p>
          </table:table-cell>
          <table:table-cell office:value-type="float" office:value="19694">
            <text:p>19694</text:p>
          </table:table-cell>
          <table:table-cell office:value-type="float" office:value="301999">
            <text:p>301999</text:p>
          </table:table-cell>
          <table:table-cell office:value-type="float" office:value="2433494">
            <text:p>2433494</text:p>
          </table:table-cell>
          <table:table-cell office:value-type="float" office:value="27845">
            <text:p>278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240">
            <text:p>3240</text:p>
          </table:table-cell>
          <table:table-cell office:value-type="float" office:value="17441">
            <text:p>17441</text:p>
          </table:table-cell>
          <table:table-cell office:value-type="float" office:value="303143">
            <text:p>303143</text:p>
          </table:table-cell>
          <table:table-cell office:value-type="float" office:value="2443862">
            <text:p>2443862</text:p>
          </table:table-cell>
          <table:table-cell office:value-type="float" office:value="26781">
            <text:p>267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240">
            <text:p>3240</text:p>
          </table:table-cell>
          <table:table-cell office:value-type="float" office:value="17441">
            <text:p>17441</text:p>
          </table:table-cell>
          <table:table-cell office:value-type="float" office:value="303143">
            <text:p>303143</text:p>
          </table:table-cell>
          <table:table-cell office:value-type="float" office:value="2443862">
            <text:p>2443862</text:p>
          </table:table-cell>
          <table:table-cell office:value-type="float" office:value="26781">
            <text:p>267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240">
            <text:p>3240</text:p>
          </table:table-cell>
          <table:table-cell office:value-type="float" office:value="17441">
            <text:p>17441</text:p>
          </table:table-cell>
          <table:table-cell office:value-type="float" office:value="303143">
            <text:p>303143</text:p>
          </table:table-cell>
          <table:table-cell office:value-type="float" office:value="2443862">
            <text:p>2443862</text:p>
          </table:table-cell>
          <table:table-cell office:value-type="float" office:value="26781">
            <text:p>267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2584">
            <text:p>2584</text:p>
          </table:table-cell>
          <table:table-cell office:value-type="float" office:value="13334">
            <text:p>13334</text:p>
          </table:table-cell>
          <table:table-cell office:value-type="float" office:value="304584">
            <text:p>304584</text:p>
          </table:table-cell>
          <table:table-cell office:value-type="float" office:value="2464644">
            <text:p>2464644</text:p>
          </table:table-cell>
          <table:table-cell office:value-type="float" office:value="23589">
            <text:p>2358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2584">
            <text:p>2584</text:p>
          </table:table-cell>
          <table:table-cell office:value-type="float" office:value="13334">
            <text:p>13334</text:p>
          </table:table-cell>
          <table:table-cell office:value-type="float" office:value="304584">
            <text:p>304584</text:p>
          </table:table-cell>
          <table:table-cell office:value-type="float" office:value="2464644">
            <text:p>2464644</text:p>
          </table:table-cell>
          <table:table-cell office:value-type="float" office:value="23589">
            <text:p>2358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2584">
            <text:p>2584</text:p>
          </table:table-cell>
          <table:table-cell office:value-type="float" office:value="13334">
            <text:p>13334</text:p>
          </table:table-cell>
          <table:table-cell office:value-type="float" office:value="304584">
            <text:p>304584</text:p>
          </table:table-cell>
          <table:table-cell office:value-type="float" office:value="2464644">
            <text:p>2464644</text:p>
          </table:table-cell>
          <table:table-cell office:value-type="float" office:value="23589">
            <text:p>2358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1924">
            <text:p>1924</text:p>
          </table:table-cell>
          <table:table-cell office:value-type="float" office:value="9310">
            <text:p>9310</text:p>
          </table:table-cell>
          <table:table-cell office:value-type="float" office:value="314011">
            <text:p>314011</text:p>
          </table:table-cell>
          <table:table-cell office:value-type="float" office:value="2559352">
            <text:p>2559352</text:p>
          </table:table-cell>
          <table:table-cell office:value-type="float" office:value="18672">
            <text:p>186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1924">
            <text:p>1924</text:p>
          </table:table-cell>
          <table:table-cell office:value-type="float" office:value="9310">
            <text:p>9310</text:p>
          </table:table-cell>
          <table:table-cell office:value-type="float" office:value="314011">
            <text:p>314011</text:p>
          </table:table-cell>
          <table:table-cell office:value-type="float" office:value="2559352">
            <text:p>2559352</text:p>
          </table:table-cell>
          <table:table-cell office:value-type="float" office:value="18672">
            <text:p>186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1924">
            <text:p>1924</text:p>
          </table:table-cell>
          <table:table-cell office:value-type="float" office:value="9310">
            <text:p>9310</text:p>
          </table:table-cell>
          <table:table-cell office:value-type="float" office:value="314011">
            <text:p>314011</text:p>
          </table:table-cell>
          <table:table-cell office:value-type="float" office:value="2559352">
            <text:p>2559352</text:p>
          </table:table-cell>
          <table:table-cell office:value-type="float" office:value="18672">
            <text:p>186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427">
            <text:p>1427</text:p>
          </table:table-cell>
          <table:table-cell office:value-type="float" office:value="6367">
            <text:p>6367</text:p>
          </table:table-cell>
          <table:table-cell office:value-type="float" office:value="322235">
            <text:p>322235</text:p>
          </table:table-cell>
          <table:table-cell office:value-type="float" office:value="2644134">
            <text:p>2644134</text:p>
          </table:table-cell>
          <table:table-cell office:value-type="float" office:value="15345">
            <text:p>153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427">
            <text:p>1427</text:p>
          </table:table-cell>
          <table:table-cell office:value-type="float" office:value="6367">
            <text:p>6367</text:p>
          </table:table-cell>
          <table:table-cell office:value-type="float" office:value="322235">
            <text:p>322235</text:p>
          </table:table-cell>
          <table:table-cell office:value-type="float" office:value="2644134">
            <text:p>2644134</text:p>
          </table:table-cell>
          <table:table-cell office:value-type="float" office:value="15345">
            <text:p>153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427">
            <text:p>1427</text:p>
          </table:table-cell>
          <table:table-cell office:value-type="float" office:value="6367">
            <text:p>6367</text:p>
          </table:table-cell>
          <table:table-cell office:value-type="float" office:value="322235">
            <text:p>322235</text:p>
          </table:table-cell>
          <table:table-cell office:value-type="float" office:value="2644134">
            <text:p>2644134</text:p>
          </table:table-cell>
          <table:table-cell office:value-type="float" office:value="15345">
            <text:p>153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149">
            <text:p>1149</text:p>
          </table:table-cell>
          <table:table-cell office:value-type="float" office:value="4834">
            <text:p>4834</text:p>
          </table:table-cell>
          <table:table-cell office:value-type="float" office:value="328344">
            <text:p>328344</text:p>
          </table:table-cell>
          <table:table-cell office:value-type="float" office:value="2702857">
            <text:p>2702857</text:p>
          </table:table-cell>
          <table:table-cell office:value-type="float" office:value="13128">
            <text:p>1312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149">
            <text:p>1149</text:p>
          </table:table-cell>
          <table:table-cell office:value-type="float" office:value="4834">
            <text:p>4834</text:p>
          </table:table-cell>
          <table:table-cell office:value-type="float" office:value="328344">
            <text:p>328344</text:p>
          </table:table-cell>
          <table:table-cell office:value-type="float" office:value="2702857">
            <text:p>2702857</text:p>
          </table:table-cell>
          <table:table-cell office:value-type="float" office:value="13128">
            <text:p>1312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149">
            <text:p>1149</text:p>
          </table:table-cell>
          <table:table-cell office:value-type="float" office:value="4834">
            <text:p>4834</text:p>
          </table:table-cell>
          <table:table-cell office:value-type="float" office:value="328344">
            <text:p>328344</text:p>
          </table:table-cell>
          <table:table-cell office:value-type="float" office:value="2702857">
            <text:p>2702857</text:p>
          </table:table-cell>
          <table:table-cell office:value-type="float" office:value="13128">
            <text:p>1312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812">
            <text:p>812</text:p>
          </table:table-cell>
          <table:table-cell office:value-type="float" office:value="3164">
            <text:p>3164</text:p>
          </table:table-cell>
          <table:table-cell office:value-type="float" office:value="327256">
            <text:p>327256</text:p>
          </table:table-cell>
          <table:table-cell office:value-type="float" office:value="2736555">
            <text:p>2736555</text:p>
          </table:table-cell>
          <table:table-cell office:value-type="float" office:value="10689">
            <text:p>1068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812">
            <text:p>812</text:p>
          </table:table-cell>
          <table:table-cell office:value-type="float" office:value="3164">
            <text:p>3164</text:p>
          </table:table-cell>
          <table:table-cell office:value-type="float" office:value="327256">
            <text:p>327256</text:p>
          </table:table-cell>
          <table:table-cell office:value-type="float" office:value="2736555">
            <text:p>2736555</text:p>
          </table:table-cell>
          <table:table-cell office:value-type="float" office:value="10689">
            <text:p>1068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812">
            <text:p>812</text:p>
          </table:table-cell>
          <table:table-cell office:value-type="float" office:value="3164">
            <text:p>3164</text:p>
          </table:table-cell>
          <table:table-cell office:value-type="float" office:value="327256">
            <text:p>327256</text:p>
          </table:table-cell>
          <table:table-cell office:value-type="float" office:value="2736555">
            <text:p>2736555</text:p>
          </table:table-cell>
          <table:table-cell office:value-type="float" office:value="10689">
            <text:p>106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7">
            <text:p>387</text:p>
          </table:table-cell>
          <table:table-cell office:value-type="float" office:value="865">
            <text:p>865</text:p>
          </table:table-cell>
          <table:table-cell office:value-type="float" office:value="209975">
            <text:p>209975</text:p>
          </table:table-cell>
          <table:table-cell office:value-type="float" office:value="2931913">
            <text:p>2931913</text:p>
          </table:table-cell>
          <table:table-cell office:value-type="float" office:value="6750">
            <text:p>675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7">
            <text:p>387</text:p>
          </table:table-cell>
          <table:table-cell office:value-type="float" office:value="865">
            <text:p>865</text:p>
          </table:table-cell>
          <table:table-cell office:value-type="float" office:value="209975">
            <text:p>209975</text:p>
          </table:table-cell>
          <table:table-cell office:value-type="float" office:value="2931913">
            <text:p>2931913</text:p>
          </table:table-cell>
          <table:table-cell office:value-type="float" office:value="6750">
            <text:p>675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7">
            <text:p>387</text:p>
          </table:table-cell>
          <table:table-cell office:value-type="float" office:value="865">
            <text:p>865</text:p>
          </table:table-cell>
          <table:table-cell office:value-type="float" office:value="209975">
            <text:p>209975</text:p>
          </table:table-cell>
          <table:table-cell office:value-type="float" office:value="2931913">
            <text:p>2931913</text:p>
          </table:table-cell>
          <table:table-cell office:value-type="float" office:value="6750">
            <text:p>675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7">
            <text:p>387</text:p>
          </table:table-cell>
          <table:table-cell office:value-type="float" office:value="865">
            <text:p>865</text:p>
          </table:table-cell>
          <table:table-cell office:value-type="float" office:value="209975">
            <text:p>209975</text:p>
          </table:table-cell>
          <table:table-cell office:value-type="float" office:value="2931913">
            <text:p>2931913</text:p>
          </table:table-cell>
          <table:table-cell office:value-type="float" office:value="6750">
            <text:p>675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7">
            <text:p>387</text:p>
          </table:table-cell>
          <table:table-cell office:value-type="float" office:value="865">
            <text:p>865</text:p>
          </table:table-cell>
          <table:table-cell office:value-type="float" office:value="209975">
            <text:p>209975</text:p>
          </table:table-cell>
          <table:table-cell office:value-type="float" office:value="2931913">
            <text:p>2931913</text:p>
          </table:table-cell>
          <table:table-cell office:value-type="float" office:value="6750">
            <text:p>675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7">
            <text:p>387</text:p>
          </table:table-cell>
          <table:table-cell office:value-type="float" office:value="865">
            <text:p>865</text:p>
          </table:table-cell>
          <table:table-cell office:value-type="float" office:value="209975">
            <text:p>209975</text:p>
          </table:table-cell>
          <table:table-cell office:value-type="float" office:value="2931913">
            <text:p>2931913</text:p>
          </table:table-cell>
          <table:table-cell office:value-type="float" office:value="6750">
            <text:p>675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6">
            <text:p>376</text:p>
          </table:table-cell>
          <table:table-cell office:value-type="float" office:value="852">
            <text:p>852</text:p>
          </table:table-cell>
          <table:table-cell office:value-type="float" office:value="209975">
            <text:p>209975</text:p>
          </table:table-cell>
          <table:table-cell office:value-type="float" office:value="2932137">
            <text:p>2932137</text:p>
          </table:table-cell>
          <table:table-cell office:value-type="float" office:value="6746">
            <text:p>674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6">
            <text:p>376</text:p>
          </table:table-cell>
          <table:table-cell office:value-type="float" office:value="852">
            <text:p>852</text:p>
          </table:table-cell>
          <table:table-cell office:value-type="float" office:value="209975">
            <text:p>209975</text:p>
          </table:table-cell>
          <table:table-cell office:value-type="float" office:value="2932137">
            <text:p>2932137</text:p>
          </table:table-cell>
          <table:table-cell office:value-type="float" office:value="6746">
            <text:p>674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6">
            <text:p>376</text:p>
          </table:table-cell>
          <table:table-cell office:value-type="float" office:value="852">
            <text:p>852</text:p>
          </table:table-cell>
          <table:table-cell office:value-type="float" office:value="209975">
            <text:p>209975</text:p>
          </table:table-cell>
          <table:table-cell office:value-type="float" office:value="2932137">
            <text:p>2932137</text:p>
          </table:table-cell>
          <table:table-cell office:value-type="float" office:value="6746">
            <text:p>674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2078">
            <text:p>2078</text:p>
          </table:table-cell>
          <table:table-cell office:value-type="float" office:value="6207">
            <text:p>6207</text:p>
          </table:table-cell>
          <table:table-cell office:value-type="float" office:value="210286">
            <text:p>210286</text:p>
          </table:table-cell>
          <table:table-cell office:value-type="float" office:value="2659133">
            <text:p>2659133</text:p>
          </table:table-cell>
          <table:table-cell office:value-type="float" office:value="20858">
            <text:p>208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2078">
            <text:p>2078</text:p>
          </table:table-cell>
          <table:table-cell office:value-type="float" office:value="6207">
            <text:p>6207</text:p>
          </table:table-cell>
          <table:table-cell office:value-type="float" office:value="210286">
            <text:p>210286</text:p>
          </table:table-cell>
          <table:table-cell office:value-type="float" office:value="2659133">
            <text:p>2659133</text:p>
          </table:table-cell>
          <table:table-cell office:value-type="float" office:value="20858">
            <text:p>208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2078">
            <text:p>2078</text:p>
          </table:table-cell>
          <table:table-cell office:value-type="float" office:value="6207">
            <text:p>6207</text:p>
          </table:table-cell>
          <table:table-cell office:value-type="float" office:value="210286">
            <text:p>210286</text:p>
          </table:table-cell>
          <table:table-cell office:value-type="float" office:value="2659133">
            <text:p>2659133</text:p>
          </table:table-cell>
          <table:table-cell office:value-type="float" office:value="20858">
            <text:p>208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2004">
            <text:p>2004</text:p>
          </table:table-cell>
          <table:table-cell office:value-type="float" office:value="5716">
            <text:p>5716</text:p>
          </table:table-cell>
          <table:table-cell office:value-type="float" office:value="210379">
            <text:p>210379</text:p>
          </table:table-cell>
          <table:table-cell office:value-type="float" office:value="2660843">
            <text:p>2660843</text:p>
          </table:table-cell>
          <table:table-cell office:value-type="float" office:value="20596">
            <text:p>2059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2004">
            <text:p>2004</text:p>
          </table:table-cell>
          <table:table-cell office:value-type="float" office:value="5716">
            <text:p>5716</text:p>
          </table:table-cell>
          <table:table-cell office:value-type="float" office:value="210379">
            <text:p>210379</text:p>
          </table:table-cell>
          <table:table-cell office:value-type="float" office:value="2660843">
            <text:p>2660843</text:p>
          </table:table-cell>
          <table:table-cell office:value-type="float" office:value="20596">
            <text:p>2059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2004">
            <text:p>2004</text:p>
          </table:table-cell>
          <table:table-cell office:value-type="float" office:value="5716">
            <text:p>5716</text:p>
          </table:table-cell>
          <table:table-cell office:value-type="float" office:value="210379">
            <text:p>210379</text:p>
          </table:table-cell>
          <table:table-cell office:value-type="float" office:value="2660843">
            <text:p>2660843</text:p>
          </table:table-cell>
          <table:table-cell office:value-type="float" office:value="20596">
            <text:p>2059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1719">
            <text:p>1719</text:p>
          </table:table-cell>
          <table:table-cell office:value-type="float" office:value="4503">
            <text:p>4503</text:p>
          </table:table-cell>
          <table:table-cell office:value-type="float" office:value="215699">
            <text:p>215699</text:p>
          </table:table-cell>
          <table:table-cell office:value-type="float" office:value="2716211">
            <text:p>2716211</text:p>
          </table:table-cell>
          <table:table-cell office:value-type="float" office:value="19271">
            <text:p>192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1719">
            <text:p>1719</text:p>
          </table:table-cell>
          <table:table-cell office:value-type="float" office:value="4503">
            <text:p>4503</text:p>
          </table:table-cell>
          <table:table-cell office:value-type="float" office:value="215699">
            <text:p>215699</text:p>
          </table:table-cell>
          <table:table-cell office:value-type="float" office:value="2716211">
            <text:p>2716211</text:p>
          </table:table-cell>
          <table:table-cell office:value-type="float" office:value="19271">
            <text:p>192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1719">
            <text:p>1719</text:p>
          </table:table-cell>
          <table:table-cell office:value-type="float" office:value="4503">
            <text:p>4503</text:p>
          </table:table-cell>
          <table:table-cell office:value-type="float" office:value="215699">
            <text:p>215699</text:p>
          </table:table-cell>
          <table:table-cell office:value-type="float" office:value="2716211">
            <text:p>2716211</text:p>
          </table:table-cell>
          <table:table-cell office:value-type="float" office:value="19271">
            <text:p>192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1435">
            <text:p>1435</text:p>
          </table:table-cell>
          <table:table-cell office:value-type="float" office:value="3502">
            <text:p>3502</text:p>
          </table:table-cell>
          <table:table-cell office:value-type="float" office:value="218237">
            <text:p>218237</text:p>
          </table:table-cell>
          <table:table-cell office:value-type="float" office:value="2745979">
            <text:p>2745979</text:p>
          </table:table-cell>
          <table:table-cell office:value-type="float" office:value="17526">
            <text:p>175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1435">
            <text:p>1435</text:p>
          </table:table-cell>
          <table:table-cell office:value-type="float" office:value="3502">
            <text:p>3502</text:p>
          </table:table-cell>
          <table:table-cell office:value-type="float" office:value="218237">
            <text:p>218237</text:p>
          </table:table-cell>
          <table:table-cell office:value-type="float" office:value="2745979">
            <text:p>2745979</text:p>
          </table:table-cell>
          <table:table-cell office:value-type="float" office:value="17526">
            <text:p>175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1435">
            <text:p>1435</text:p>
          </table:table-cell>
          <table:table-cell office:value-type="float" office:value="3502">
            <text:p>3502</text:p>
          </table:table-cell>
          <table:table-cell office:value-type="float" office:value="218237">
            <text:p>218237</text:p>
          </table:table-cell>
          <table:table-cell office:value-type="float" office:value="2745979">
            <text:p>2745979</text:p>
          </table:table-cell>
          <table:table-cell office:value-type="float" office:value="17526">
            <text:p>175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207">
            <text:p>1207</text:p>
          </table:table-cell>
          <table:table-cell office:value-type="float" office:value="2866">
            <text:p>2866</text:p>
          </table:table-cell>
          <table:table-cell office:value-type="float" office:value="223277">
            <text:p>223277</text:p>
          </table:table-cell>
          <table:table-cell office:value-type="float" office:value="2814649">
            <text:p>2814649</text:p>
          </table:table-cell>
          <table:table-cell office:value-type="float" office:value="15647">
            <text:p>1564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207">
            <text:p>1207</text:p>
          </table:table-cell>
          <table:table-cell office:value-type="float" office:value="2866">
            <text:p>2866</text:p>
          </table:table-cell>
          <table:table-cell office:value-type="float" office:value="223277">
            <text:p>223277</text:p>
          </table:table-cell>
          <table:table-cell office:value-type="float" office:value="2814649">
            <text:p>2814649</text:p>
          </table:table-cell>
          <table:table-cell office:value-type="float" office:value="15647">
            <text:p>1564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207">
            <text:p>1207</text:p>
          </table:table-cell>
          <table:table-cell office:value-type="float" office:value="2866">
            <text:p>2866</text:p>
          </table:table-cell>
          <table:table-cell office:value-type="float" office:value="223277">
            <text:p>223277</text:p>
          </table:table-cell>
          <table:table-cell office:value-type="float" office:value="2814649">
            <text:p>2814649</text:p>
          </table:table-cell>
          <table:table-cell office:value-type="float" office:value="15647">
            <text:p>1564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079">
            <text:p>1079</text:p>
          </table:table-cell>
          <table:table-cell office:value-type="float" office:value="2391">
            <text:p>2391</text:p>
          </table:table-cell>
          <table:table-cell office:value-type="float" office:value="225125">
            <text:p>225125</text:p>
          </table:table-cell>
          <table:table-cell office:value-type="float" office:value="2848992">
            <text:p>2848992</text:p>
          </table:table-cell>
          <table:table-cell office:value-type="float" office:value="14648">
            <text:p>146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079">
            <text:p>1079</text:p>
          </table:table-cell>
          <table:table-cell office:value-type="float" office:value="2391">
            <text:p>2391</text:p>
          </table:table-cell>
          <table:table-cell office:value-type="float" office:value="225125">
            <text:p>225125</text:p>
          </table:table-cell>
          <table:table-cell office:value-type="float" office:value="2848992">
            <text:p>2848992</text:p>
          </table:table-cell>
          <table:table-cell office:value-type="float" office:value="14648">
            <text:p>146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079">
            <text:p>1079</text:p>
          </table:table-cell>
          <table:table-cell office:value-type="float" office:value="2391">
            <text:p>2391</text:p>
          </table:table-cell>
          <table:table-cell office:value-type="float" office:value="225125">
            <text:p>225125</text:p>
          </table:table-cell>
          <table:table-cell office:value-type="float" office:value="2848992">
            <text:p>2848992</text:p>
          </table:table-cell>
          <table:table-cell office:value-type="float" office:value="14648">
            <text:p>146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768">
            <text:p>768</text:p>
          </table:table-cell>
          <table:table-cell office:value-type="float" office:value="1652">
            <text:p>1652</text:p>
          </table:table-cell>
          <table:table-cell office:value-type="float" office:value="232920">
            <text:p>232920</text:p>
          </table:table-cell>
          <table:table-cell office:value-type="float" office:value="2973405">
            <text:p>2973405</text:p>
          </table:table-cell>
          <table:table-cell office:value-type="float" office:value="11371">
            <text:p>113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768">
            <text:p>768</text:p>
          </table:table-cell>
          <table:table-cell office:value-type="float" office:value="1652">
            <text:p>1652</text:p>
          </table:table-cell>
          <table:table-cell office:value-type="float" office:value="232920">
            <text:p>232920</text:p>
          </table:table-cell>
          <table:table-cell office:value-type="float" office:value="2973405">
            <text:p>2973405</text:p>
          </table:table-cell>
          <table:table-cell office:value-type="float" office:value="11371">
            <text:p>113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768">
            <text:p>768</text:p>
          </table:table-cell>
          <table:table-cell office:value-type="float" office:value="1652">
            <text:p>1652</text:p>
          </table:table-cell>
          <table:table-cell office:value-type="float" office:value="232920">
            <text:p>232920</text:p>
          </table:table-cell>
          <table:table-cell office:value-type="float" office:value="2973405">
            <text:p>2973405</text:p>
          </table:table-cell>
          <table:table-cell office:value-type="float" office:value="11371">
            <text:p>113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5988">
            <text:p>5988</text:p>
          </table:table-cell>
          <table:table-cell office:value-type="float" office:value="20357">
            <text:p>20357</text:p>
          </table:table-cell>
          <table:table-cell office:value-type="float" office:value="215391">
            <text:p>215391</text:p>
          </table:table-cell>
          <table:table-cell office:value-type="float" office:value="2512428">
            <text:p>2512428</text:p>
          </table:table-cell>
          <table:table-cell office:value-type="float" office:value="46963">
            <text:p>469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5988">
            <text:p>5988</text:p>
          </table:table-cell>
          <table:table-cell office:value-type="float" office:value="20357">
            <text:p>20357</text:p>
          </table:table-cell>
          <table:table-cell office:value-type="float" office:value="215391">
            <text:p>215391</text:p>
          </table:table-cell>
          <table:table-cell office:value-type="float" office:value="2512428">
            <text:p>2512428</text:p>
          </table:table-cell>
          <table:table-cell office:value-type="float" office:value="46963">
            <text:p>469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5988">
            <text:p>5988</text:p>
          </table:table-cell>
          <table:table-cell office:value-type="float" office:value="20357">
            <text:p>20357</text:p>
          </table:table-cell>
          <table:table-cell office:value-type="float" office:value="215391">
            <text:p>215391</text:p>
          </table:table-cell>
          <table:table-cell office:value-type="float" office:value="2512428">
            <text:p>2512428</text:p>
          </table:table-cell>
          <table:table-cell office:value-type="float" office:value="46963">
            <text:p>469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5146">
            <text:p>5146</text:p>
          </table:table-cell>
          <table:table-cell office:value-type="float" office:value="16539">
            <text:p>16539</text:p>
          </table:table-cell>
          <table:table-cell office:value-type="float" office:value="217812">
            <text:p>217812</text:p>
          </table:table-cell>
          <table:table-cell office:value-type="float" office:value="2545120">
            <text:p>2545120</text:p>
          </table:table-cell>
          <table:table-cell office:value-type="float" office:value="43578">
            <text:p>4357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5146">
            <text:p>5146</text:p>
          </table:table-cell>
          <table:table-cell office:value-type="float" office:value="16539">
            <text:p>16539</text:p>
          </table:table-cell>
          <table:table-cell office:value-type="float" office:value="217812">
            <text:p>217812</text:p>
          </table:table-cell>
          <table:table-cell office:value-type="float" office:value="2545120">
            <text:p>2545120</text:p>
          </table:table-cell>
          <table:table-cell office:value-type="float" office:value="43578">
            <text:p>4357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5146">
            <text:p>5146</text:p>
          </table:table-cell>
          <table:table-cell office:value-type="float" office:value="16539">
            <text:p>16539</text:p>
          </table:table-cell>
          <table:table-cell office:value-type="float" office:value="217812">
            <text:p>217812</text:p>
          </table:table-cell>
          <table:table-cell office:value-type="float" office:value="2545120">
            <text:p>2545120</text:p>
          </table:table-cell>
          <table:table-cell office:value-type="float" office:value="43578">
            <text:p>4357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24">
            <text:p>3624</text:p>
          </table:table-cell>
          <table:table-cell office:value-type="float" office:value="10308">
            <text:p>10308</text:p>
          </table:table-cell>
          <table:table-cell office:value-type="float" office:value="221063">
            <text:p>221063</text:p>
          </table:table-cell>
          <table:table-cell office:value-type="float" office:value="2608367">
            <text:p>2608367</text:p>
          </table:table-cell>
          <table:table-cell office:value-type="float" office:value="35249">
            <text:p>352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24">
            <text:p>3624</text:p>
          </table:table-cell>
          <table:table-cell office:value-type="float" office:value="10308">
            <text:p>10308</text:p>
          </table:table-cell>
          <table:table-cell office:value-type="float" office:value="221063">
            <text:p>221063</text:p>
          </table:table-cell>
          <table:table-cell office:value-type="float" office:value="2608367">
            <text:p>2608367</text:p>
          </table:table-cell>
          <table:table-cell office:value-type="float" office:value="35249">
            <text:p>352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24">
            <text:p>3624</text:p>
          </table:table-cell>
          <table:table-cell office:value-type="float" office:value="10308">
            <text:p>10308</text:p>
          </table:table-cell>
          <table:table-cell office:value-type="float" office:value="221063">
            <text:p>221063</text:p>
          </table:table-cell>
          <table:table-cell office:value-type="float" office:value="2608367">
            <text:p>2608367</text:p>
          </table:table-cell>
          <table:table-cell office:value-type="float" office:value="35249">
            <text:p>352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628">
            <text:p>2628</text:p>
          </table:table-cell>
          <table:table-cell office:value-type="float" office:value="6863">
            <text:p>6863</text:p>
          </table:table-cell>
          <table:table-cell office:value-type="float" office:value="229510">
            <text:p>229510</text:p>
          </table:table-cell>
          <table:table-cell office:value-type="float" office:value="2720059">
            <text:p>2720059</text:p>
          </table:table-cell>
          <table:table-cell office:value-type="float" office:value="28822">
            <text:p>288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628">
            <text:p>2628</text:p>
          </table:table-cell>
          <table:table-cell office:value-type="float" office:value="6863">
            <text:p>6863</text:p>
          </table:table-cell>
          <table:table-cell office:value-type="float" office:value="229510">
            <text:p>229510</text:p>
          </table:table-cell>
          <table:table-cell office:value-type="float" office:value="2720059">
            <text:p>2720059</text:p>
          </table:table-cell>
          <table:table-cell office:value-type="float" office:value="28822">
            <text:p>288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628">
            <text:p>2628</text:p>
          </table:table-cell>
          <table:table-cell office:value-type="float" office:value="6863">
            <text:p>6863</text:p>
          </table:table-cell>
          <table:table-cell office:value-type="float" office:value="229510">
            <text:p>229510</text:p>
          </table:table-cell>
          <table:table-cell office:value-type="float" office:value="2720059">
            <text:p>2720059</text:p>
          </table:table-cell>
          <table:table-cell office:value-type="float" office:value="28822">
            <text:p>288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874">
            <text:p>1874</text:p>
          </table:table-cell>
          <table:table-cell office:value-type="float" office:value="4725">
            <text:p>4725</text:p>
          </table:table-cell>
          <table:table-cell office:value-type="float" office:value="233800">
            <text:p>233800</text:p>
          </table:table-cell>
          <table:table-cell office:value-type="float" office:value="2823389">
            <text:p>2823389</text:p>
          </table:table-cell>
          <table:table-cell office:value-type="float" office:value="22333">
            <text:p>22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874">
            <text:p>1874</text:p>
          </table:table-cell>
          <table:table-cell office:value-type="float" office:value="4725">
            <text:p>4725</text:p>
          </table:table-cell>
          <table:table-cell office:value-type="float" office:value="233800">
            <text:p>233800</text:p>
          </table:table-cell>
          <table:table-cell office:value-type="float" office:value="2823389">
            <text:p>2823389</text:p>
          </table:table-cell>
          <table:table-cell office:value-type="float" office:value="22333">
            <text:p>22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874">
            <text:p>1874</text:p>
          </table:table-cell>
          <table:table-cell office:value-type="float" office:value="4725">
            <text:p>4725</text:p>
          </table:table-cell>
          <table:table-cell office:value-type="float" office:value="233800">
            <text:p>233800</text:p>
          </table:table-cell>
          <table:table-cell office:value-type="float" office:value="2823389">
            <text:p>2823389</text:p>
          </table:table-cell>
          <table:table-cell office:value-type="float" office:value="22333">
            <text:p>22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457">
            <text:p>1457</text:p>
          </table:table-cell>
          <table:table-cell office:value-type="float" office:value="3310">
            <text:p>3310</text:p>
          </table:table-cell>
          <table:table-cell office:value-type="float" office:value="227397">
            <text:p>227397</text:p>
          </table:table-cell>
          <table:table-cell office:value-type="float" office:value="2793326">
            <text:p>2793326</text:p>
          </table:table-cell>
          <table:table-cell office:value-type="float" office:value="18595">
            <text:p>185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457">
            <text:p>1457</text:p>
          </table:table-cell>
          <table:table-cell office:value-type="float" office:value="3310">
            <text:p>3310</text:p>
          </table:table-cell>
          <table:table-cell office:value-type="float" office:value="227397">
            <text:p>227397</text:p>
          </table:table-cell>
          <table:table-cell office:value-type="float" office:value="2793326">
            <text:p>2793326</text:p>
          </table:table-cell>
          <table:table-cell office:value-type="float" office:value="18595">
            <text:p>185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457">
            <text:p>1457</text:p>
          </table:table-cell>
          <table:table-cell office:value-type="float" office:value="3310">
            <text:p>3310</text:p>
          </table:table-cell>
          <table:table-cell office:value-type="float" office:value="227397">
            <text:p>227397</text:p>
          </table:table-cell>
          <table:table-cell office:value-type="float" office:value="2793326">
            <text:p>2793326</text:p>
          </table:table-cell>
          <table:table-cell office:value-type="float" office:value="18595">
            <text:p>185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905">
            <text:p>905</text:p>
          </table:table-cell>
          <table:table-cell office:value-type="float" office:value="1918">
            <text:p>1918</text:p>
          </table:table-cell>
          <table:table-cell office:value-type="float" office:value="238063">
            <text:p>238063</text:p>
          </table:table-cell>
          <table:table-cell office:value-type="float" office:value="3019820">
            <text:p>3019820</text:p>
          </table:table-cell>
          <table:table-cell office:value-type="float" office:value="12722">
            <text:p>127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905">
            <text:p>905</text:p>
          </table:table-cell>
          <table:table-cell office:value-type="float" office:value="1918">
            <text:p>1918</text:p>
          </table:table-cell>
          <table:table-cell office:value-type="float" office:value="238063">
            <text:p>238063</text:p>
          </table:table-cell>
          <table:table-cell office:value-type="float" office:value="3019820">
            <text:p>3019820</text:p>
          </table:table-cell>
          <table:table-cell office:value-type="float" office:value="12722">
            <text:p>127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905">
            <text:p>905</text:p>
          </table:table-cell>
          <table:table-cell office:value-type="float" office:value="1918">
            <text:p>1918</text:p>
          </table:table-cell>
          <table:table-cell office:value-type="float" office:value="238063">
            <text:p>238063</text:p>
          </table:table-cell>
          <table:table-cell office:value-type="float" office:value="3019820">
            <text:p>3019820</text:p>
          </table:table-cell>
          <table:table-cell office:value-type="float" office:value="12722">
            <text:p>1272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777">
            <text:p>777</text:p>
          </table:table-cell>
          <table:table-cell office:value-type="float" office:value="3277">
            <text:p>3277</text:p>
          </table:table-cell>
          <table:table-cell office:value-type="float" office:value="141164">
            <text:p>141164</text:p>
          </table:table-cell>
          <table:table-cell office:value-type="float" office:value="2548148">
            <text:p>2548148</text:p>
          </table:table-cell>
          <table:table-cell office:value-type="float" office:value="11416">
            <text:p>114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777">
            <text:p>777</text:p>
          </table:table-cell>
          <table:table-cell office:value-type="float" office:value="3277">
            <text:p>3277</text:p>
          </table:table-cell>
          <table:table-cell office:value-type="float" office:value="141164">
            <text:p>141164</text:p>
          </table:table-cell>
          <table:table-cell office:value-type="float" office:value="2548148">
            <text:p>2548148</text:p>
          </table:table-cell>
          <table:table-cell office:value-type="float" office:value="11416">
            <text:p>114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777">
            <text:p>777</text:p>
          </table:table-cell>
          <table:table-cell office:value-type="float" office:value="3277">
            <text:p>3277</text:p>
          </table:table-cell>
          <table:table-cell office:value-type="float" office:value="141164">
            <text:p>141164</text:p>
          </table:table-cell>
          <table:table-cell office:value-type="float" office:value="2548148">
            <text:p>2548148</text:p>
          </table:table-cell>
          <table:table-cell office:value-type="float" office:value="11416">
            <text:p>114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777">
            <text:p>777</text:p>
          </table:table-cell>
          <table:table-cell office:value-type="float" office:value="3277">
            <text:p>3277</text:p>
          </table:table-cell>
          <table:table-cell office:value-type="float" office:value="141164">
            <text:p>141164</text:p>
          </table:table-cell>
          <table:table-cell office:value-type="float" office:value="2548148">
            <text:p>2548148</text:p>
          </table:table-cell>
          <table:table-cell office:value-type="float" office:value="11416">
            <text:p>114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777">
            <text:p>777</text:p>
          </table:table-cell>
          <table:table-cell office:value-type="float" office:value="3277">
            <text:p>3277</text:p>
          </table:table-cell>
          <table:table-cell office:value-type="float" office:value="141164">
            <text:p>141164</text:p>
          </table:table-cell>
          <table:table-cell office:value-type="float" office:value="2548148">
            <text:p>2548148</text:p>
          </table:table-cell>
          <table:table-cell office:value-type="float" office:value="11416">
            <text:p>114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777">
            <text:p>777</text:p>
          </table:table-cell>
          <table:table-cell office:value-type="float" office:value="3277">
            <text:p>3277</text:p>
          </table:table-cell>
          <table:table-cell office:value-type="float" office:value="141164">
            <text:p>141164</text:p>
          </table:table-cell>
          <table:table-cell office:value-type="float" office:value="2548148">
            <text:p>2548148</text:p>
          </table:table-cell>
          <table:table-cell office:value-type="float" office:value="11416">
            <text:p>114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767">
            <text:p>767</text:p>
          </table:table-cell>
          <table:table-cell office:value-type="float" office:value="3205">
            <text:p>3205</text:p>
          </table:table-cell>
          <table:table-cell office:value-type="float" office:value="141164">
            <text:p>141164</text:p>
          </table:table-cell>
          <table:table-cell office:value-type="float" office:value="2548211">
            <text:p>2548211</text:p>
          </table:table-cell>
          <table:table-cell office:value-type="float" office:value="11400">
            <text:p>114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767">
            <text:p>767</text:p>
          </table:table-cell>
          <table:table-cell office:value-type="float" office:value="3205">
            <text:p>3205</text:p>
          </table:table-cell>
          <table:table-cell office:value-type="float" office:value="141164">
            <text:p>141164</text:p>
          </table:table-cell>
          <table:table-cell office:value-type="float" office:value="2548211">
            <text:p>2548211</text:p>
          </table:table-cell>
          <table:table-cell office:value-type="float" office:value="11400">
            <text:p>114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767">
            <text:p>767</text:p>
          </table:table-cell>
          <table:table-cell office:value-type="float" office:value="3205">
            <text:p>3205</text:p>
          </table:table-cell>
          <table:table-cell office:value-type="float" office:value="141164">
            <text:p>141164</text:p>
          </table:table-cell>
          <table:table-cell office:value-type="float" office:value="2548211">
            <text:p>2548211</text:p>
          </table:table-cell>
          <table:table-cell office:value-type="float" office:value="11400">
            <text:p>114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730">
            <text:p>730</text:p>
          </table:table-cell>
          <table:table-cell office:value-type="float" office:value="3096">
            <text:p>3096</text:p>
          </table:table-cell>
          <table:table-cell office:value-type="float" office:value="141164">
            <text:p>141164</text:p>
          </table:table-cell>
          <table:table-cell office:value-type="float" office:value="2550828">
            <text:p>2550828</text:p>
          </table:table-cell>
          <table:table-cell office:value-type="float" office:value="11299">
            <text:p>1129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730">
            <text:p>730</text:p>
          </table:table-cell>
          <table:table-cell office:value-type="float" office:value="3096">
            <text:p>3096</text:p>
          </table:table-cell>
          <table:table-cell office:value-type="float" office:value="141164">
            <text:p>141164</text:p>
          </table:table-cell>
          <table:table-cell office:value-type="float" office:value="2550828">
            <text:p>2550828</text:p>
          </table:table-cell>
          <table:table-cell office:value-type="float" office:value="11299">
            <text:p>1129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730">
            <text:p>730</text:p>
          </table:table-cell>
          <table:table-cell office:value-type="float" office:value="3096">
            <text:p>3096</text:p>
          </table:table-cell>
          <table:table-cell office:value-type="float" office:value="141164">
            <text:p>141164</text:p>
          </table:table-cell>
          <table:table-cell office:value-type="float" office:value="2550828">
            <text:p>2550828</text:p>
          </table:table-cell>
          <table:table-cell office:value-type="float" office:value="11299">
            <text:p>1129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314">
            <text:p>4314</text:p>
          </table:table-cell>
          <table:table-cell office:value-type="float" office:value="25333">
            <text:p>25333</text:p>
          </table:table-cell>
          <table:table-cell office:value-type="float" office:value="141275">
            <text:p>141275</text:p>
          </table:table-cell>
          <table:table-cell office:value-type="float" office:value="2310440">
            <text:p>2310440</text:p>
          </table:table-cell>
          <table:table-cell office:value-type="float" office:value="35850">
            <text:p>3585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314">
            <text:p>4314</text:p>
          </table:table-cell>
          <table:table-cell office:value-type="float" office:value="25333">
            <text:p>25333</text:p>
          </table:table-cell>
          <table:table-cell office:value-type="float" office:value="141275">
            <text:p>141275</text:p>
          </table:table-cell>
          <table:table-cell office:value-type="float" office:value="2310440">
            <text:p>2310440</text:p>
          </table:table-cell>
          <table:table-cell office:value-type="float" office:value="35850">
            <text:p>3585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314">
            <text:p>4314</text:p>
          </table:table-cell>
          <table:table-cell office:value-type="float" office:value="25333">
            <text:p>25333</text:p>
          </table:table-cell>
          <table:table-cell office:value-type="float" office:value="141275">
            <text:p>141275</text:p>
          </table:table-cell>
          <table:table-cell office:value-type="float" office:value="2310440">
            <text:p>2310440</text:p>
          </table:table-cell>
          <table:table-cell office:value-type="float" office:value="35850">
            <text:p>3585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18">
            <text:p>4018</text:p>
          </table:table-cell>
          <table:table-cell office:value-type="float" office:value="23317">
            <text:p>23317</text:p>
          </table:table-cell>
          <table:table-cell office:value-type="float" office:value="141330">
            <text:p>141330</text:p>
          </table:table-cell>
          <table:table-cell office:value-type="float" office:value="2312651">
            <text:p>2312651</text:p>
          </table:table-cell>
          <table:table-cell office:value-type="float" office:value="34628">
            <text:p>346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18">
            <text:p>4018</text:p>
          </table:table-cell>
          <table:table-cell office:value-type="float" office:value="23317">
            <text:p>23317</text:p>
          </table:table-cell>
          <table:table-cell office:value-type="float" office:value="141330">
            <text:p>141330</text:p>
          </table:table-cell>
          <table:table-cell office:value-type="float" office:value="2312651">
            <text:p>2312651</text:p>
          </table:table-cell>
          <table:table-cell office:value-type="float" office:value="34628">
            <text:p>346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18">
            <text:p>4018</text:p>
          </table:table-cell>
          <table:table-cell office:value-type="float" office:value="23317">
            <text:p>23317</text:p>
          </table:table-cell>
          <table:table-cell office:value-type="float" office:value="141330">
            <text:p>141330</text:p>
          </table:table-cell>
          <table:table-cell office:value-type="float" office:value="2312651">
            <text:p>2312651</text:p>
          </table:table-cell>
          <table:table-cell office:value-type="float" office:value="34628">
            <text:p>346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330">
            <text:p>3330</text:p>
          </table:table-cell>
          <table:table-cell office:value-type="float" office:value="18482">
            <text:p>18482</text:p>
          </table:table-cell>
          <table:table-cell office:value-type="float" office:value="142058">
            <text:p>142058</text:p>
          </table:table-cell>
          <table:table-cell office:value-type="float" office:value="2332817">
            <text:p>2332817</text:p>
          </table:table-cell>
          <table:table-cell office:value-type="float" office:value="30547">
            <text:p>305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330">
            <text:p>3330</text:p>
          </table:table-cell>
          <table:table-cell office:value-type="float" office:value="18482">
            <text:p>18482</text:p>
          </table:table-cell>
          <table:table-cell office:value-type="float" office:value="142058">
            <text:p>142058</text:p>
          </table:table-cell>
          <table:table-cell office:value-type="float" office:value="2332817">
            <text:p>2332817</text:p>
          </table:table-cell>
          <table:table-cell office:value-type="float" office:value="30547">
            <text:p>305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330">
            <text:p>3330</text:p>
          </table:table-cell>
          <table:table-cell office:value-type="float" office:value="18482">
            <text:p>18482</text:p>
          </table:table-cell>
          <table:table-cell office:value-type="float" office:value="142058">
            <text:p>142058</text:p>
          </table:table-cell>
          <table:table-cell office:value-type="float" office:value="2332817">
            <text:p>2332817</text:p>
          </table:table-cell>
          <table:table-cell office:value-type="float" office:value="30547">
            <text:p>305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684">
            <text:p>2684</text:p>
          </table:table-cell>
          <table:table-cell office:value-type="float" office:value="14336">
            <text:p>14336</text:p>
          </table:table-cell>
          <table:table-cell office:value-type="float" office:value="144763">
            <text:p>144763</text:p>
          </table:table-cell>
          <table:table-cell office:value-type="float" office:value="2399979">
            <text:p>2399979</text:p>
          </table:table-cell>
          <table:table-cell office:value-type="float" office:value="26933">
            <text:p>269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684">
            <text:p>2684</text:p>
          </table:table-cell>
          <table:table-cell office:value-type="float" office:value="14336">
            <text:p>14336</text:p>
          </table:table-cell>
          <table:table-cell office:value-type="float" office:value="144763">
            <text:p>144763</text:p>
          </table:table-cell>
          <table:table-cell office:value-type="float" office:value="2399979">
            <text:p>2399979</text:p>
          </table:table-cell>
          <table:table-cell office:value-type="float" office:value="26933">
            <text:p>269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2684">
            <text:p>2684</text:p>
          </table:table-cell>
          <table:table-cell office:value-type="float" office:value="14336">
            <text:p>14336</text:p>
          </table:table-cell>
          <table:table-cell office:value-type="float" office:value="144763">
            <text:p>144763</text:p>
          </table:table-cell>
          <table:table-cell office:value-type="float" office:value="2399979">
            <text:p>2399979</text:p>
          </table:table-cell>
          <table:table-cell office:value-type="float" office:value="26933">
            <text:p>269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973">
            <text:p>1973</text:p>
          </table:table-cell>
          <table:table-cell office:value-type="float" office:value="9703">
            <text:p>9703</text:p>
          </table:table-cell>
          <table:table-cell office:value-type="float" office:value="149444">
            <text:p>149444</text:p>
          </table:table-cell>
          <table:table-cell office:value-type="float" office:value="2513903">
            <text:p>2513903</text:p>
          </table:table-cell>
          <table:table-cell office:value-type="float" office:value="20875">
            <text:p>208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973">
            <text:p>1973</text:p>
          </table:table-cell>
          <table:table-cell office:value-type="float" office:value="9703">
            <text:p>9703</text:p>
          </table:table-cell>
          <table:table-cell office:value-type="float" office:value="149444">
            <text:p>149444</text:p>
          </table:table-cell>
          <table:table-cell office:value-type="float" office:value="2513903">
            <text:p>2513903</text:p>
          </table:table-cell>
          <table:table-cell office:value-type="float" office:value="20875">
            <text:p>208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1973">
            <text:p>1973</text:p>
          </table:table-cell>
          <table:table-cell office:value-type="float" office:value="9703">
            <text:p>9703</text:p>
          </table:table-cell>
          <table:table-cell office:value-type="float" office:value="149444">
            <text:p>149444</text:p>
          </table:table-cell>
          <table:table-cell office:value-type="float" office:value="2513903">
            <text:p>2513903</text:p>
          </table:table-cell>
          <table:table-cell office:value-type="float" office:value="20875">
            <text:p>208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526">
            <text:p>1526</text:p>
          </table:table-cell>
          <table:table-cell office:value-type="float" office:value="6814">
            <text:p>6814</text:p>
          </table:table-cell>
          <table:table-cell office:value-type="float" office:value="148322">
            <text:p>148322</text:p>
          </table:table-cell>
          <table:table-cell office:value-type="float" office:value="2500447">
            <text:p>2500447</text:p>
          </table:table-cell>
          <table:table-cell office:value-type="float" office:value="17826">
            <text:p>1782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526">
            <text:p>1526</text:p>
          </table:table-cell>
          <table:table-cell office:value-type="float" office:value="6814">
            <text:p>6814</text:p>
          </table:table-cell>
          <table:table-cell office:value-type="float" office:value="148322">
            <text:p>148322</text:p>
          </table:table-cell>
          <table:table-cell office:value-type="float" office:value="2500447">
            <text:p>2500447</text:p>
          </table:table-cell>
          <table:table-cell office:value-type="float" office:value="17826">
            <text:p>1782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526">
            <text:p>1526</text:p>
          </table:table-cell>
          <table:table-cell office:value-type="float" office:value="6814">
            <text:p>6814</text:p>
          </table:table-cell>
          <table:table-cell office:value-type="float" office:value="148322">
            <text:p>148322</text:p>
          </table:table-cell>
          <table:table-cell office:value-type="float" office:value="2500447">
            <text:p>2500447</text:p>
          </table:table-cell>
          <table:table-cell office:value-type="float" office:value="17826">
            <text:p>1782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1058">
            <text:p>1058</text:p>
          </table:table-cell>
          <table:table-cell office:value-type="float" office:value="4616">
            <text:p>4616</text:p>
          </table:table-cell>
          <table:table-cell office:value-type="float" office:value="154317">
            <text:p>154317</text:p>
          </table:table-cell>
          <table:table-cell office:value-type="float" office:value="2606682">
            <text:p>2606682</text:p>
          </table:table-cell>
          <table:table-cell office:value-type="float" office:value="13996">
            <text:p>139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1058">
            <text:p>1058</text:p>
          </table:table-cell>
          <table:table-cell office:value-type="float" office:value="4616">
            <text:p>4616</text:p>
          </table:table-cell>
          <table:table-cell office:value-type="float" office:value="154317">
            <text:p>154317</text:p>
          </table:table-cell>
          <table:table-cell office:value-type="float" office:value="2606682">
            <text:p>2606682</text:p>
          </table:table-cell>
          <table:table-cell office:value-type="float" office:value="13996">
            <text:p>139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1058">
            <text:p>1058</text:p>
          </table:table-cell>
          <table:table-cell office:value-type="float" office:value="4616">
            <text:p>4616</text:p>
          </table:table-cell>
          <table:table-cell office:value-type="float" office:value="154317">
            <text:p>154317</text:p>
          </table:table-cell>
          <table:table-cell office:value-type="float" office:value="2606682">
            <text:p>2606682</text:p>
          </table:table-cell>
          <table:table-cell office:value-type="float" office:value="13996">
            <text:p>139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11012">
            <text:p>11012</text:p>
          </table:table-cell>
          <table:table-cell office:value-type="float" office:value="70680">
            <text:p>70680</text:p>
          </table:table-cell>
          <table:table-cell office:value-type="float" office:value="142796">
            <text:p>142796</text:p>
          </table:table-cell>
          <table:table-cell office:value-type="float" office:value="2188587">
            <text:p>2188587</text:p>
          </table:table-cell>
          <table:table-cell office:value-type="float" office:value="71117">
            <text:p>7111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11012">
            <text:p>11012</text:p>
          </table:table-cell>
          <table:table-cell office:value-type="float" office:value="70680">
            <text:p>70680</text:p>
          </table:table-cell>
          <table:table-cell office:value-type="float" office:value="142796">
            <text:p>142796</text:p>
          </table:table-cell>
          <table:table-cell office:value-type="float" office:value="2188587">
            <text:p>2188587</text:p>
          </table:table-cell>
          <table:table-cell office:value-type="float" office:value="71117">
            <text:p>7111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11012">
            <text:p>11012</text:p>
          </table:table-cell>
          <table:table-cell office:value-type="float" office:value="70680">
            <text:p>70680</text:p>
          </table:table-cell>
          <table:table-cell office:value-type="float" office:value="142796">
            <text:p>142796</text:p>
          </table:table-cell>
          <table:table-cell office:value-type="float" office:value="2188587">
            <text:p>2188587</text:p>
          </table:table-cell>
          <table:table-cell office:value-type="float" office:value="71117">
            <text:p>7111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8841">
            <text:p>8841</text:p>
          </table:table-cell>
          <table:table-cell office:value-type="float" office:value="55202">
            <text:p>55202</text:p>
          </table:table-cell>
          <table:table-cell office:value-type="float" office:value="144341">
            <text:p>144341</text:p>
          </table:table-cell>
          <table:table-cell office:value-type="float" office:value="2227740">
            <text:p>2227740</text:p>
          </table:table-cell>
          <table:table-cell office:value-type="float" office:value="61347">
            <text:p>613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8841">
            <text:p>8841</text:p>
          </table:table-cell>
          <table:table-cell office:value-type="float" office:value="55202">
            <text:p>55202</text:p>
          </table:table-cell>
          <table:table-cell office:value-type="float" office:value="144341">
            <text:p>144341</text:p>
          </table:table-cell>
          <table:table-cell office:value-type="float" office:value="2227740">
            <text:p>2227740</text:p>
          </table:table-cell>
          <table:table-cell office:value-type="float" office:value="61347">
            <text:p>613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8841">
            <text:p>8841</text:p>
          </table:table-cell>
          <table:table-cell office:value-type="float" office:value="55202">
            <text:p>55202</text:p>
          </table:table-cell>
          <table:table-cell office:value-type="float" office:value="144341">
            <text:p>144341</text:p>
          </table:table-cell>
          <table:table-cell office:value-type="float" office:value="2227740">
            <text:p>2227740</text:p>
          </table:table-cell>
          <table:table-cell office:value-type="float" office:value="61347">
            <text:p>613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5599">
            <text:p>5599</text:p>
          </table:table-cell>
          <table:table-cell office:value-type="float" office:value="31818">
            <text:p>31818</text:p>
          </table:table-cell>
          <table:table-cell office:value-type="float" office:value="147418">
            <text:p>147418</text:p>
          </table:table-cell>
          <table:table-cell office:value-type="float" office:value="2315386">
            <text:p>2315386</text:p>
          </table:table-cell>
          <table:table-cell office:value-type="float" office:value="44195">
            <text:p>4419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5599">
            <text:p>5599</text:p>
          </table:table-cell>
          <table:table-cell office:value-type="float" office:value="31818">
            <text:p>31818</text:p>
          </table:table-cell>
          <table:table-cell office:value-type="float" office:value="147418">
            <text:p>147418</text:p>
          </table:table-cell>
          <table:table-cell office:value-type="float" office:value="2315386">
            <text:p>2315386</text:p>
          </table:table-cell>
          <table:table-cell office:value-type="float" office:value="44195">
            <text:p>4419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5599">
            <text:p>5599</text:p>
          </table:table-cell>
          <table:table-cell office:value-type="float" office:value="31818">
            <text:p>31818</text:p>
          </table:table-cell>
          <table:table-cell office:value-type="float" office:value="147418">
            <text:p>147418</text:p>
          </table:table-cell>
          <table:table-cell office:value-type="float" office:value="2315386">
            <text:p>2315386</text:p>
          </table:table-cell>
          <table:table-cell office:value-type="float" office:value="44195">
            <text:p>4419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65">
            <text:p>3765</text:p>
          </table:table-cell>
          <table:table-cell office:value-type="float" office:value="20311">
            <text:p>20311</text:p>
          </table:table-cell>
          <table:table-cell office:value-type="float" office:value="147164">
            <text:p>147164</text:p>
          </table:table-cell>
          <table:table-cell office:value-type="float" office:value="2344985">
            <text:p>2344985</text:p>
          </table:table-cell>
          <table:table-cell office:value-type="float" office:value="33408">
            <text:p>334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65">
            <text:p>3765</text:p>
          </table:table-cell>
          <table:table-cell office:value-type="float" office:value="20311">
            <text:p>20311</text:p>
          </table:table-cell>
          <table:table-cell office:value-type="float" office:value="147164">
            <text:p>147164</text:p>
          </table:table-cell>
          <table:table-cell office:value-type="float" office:value="2344985">
            <text:p>2344985</text:p>
          </table:table-cell>
          <table:table-cell office:value-type="float" office:value="33408">
            <text:p>334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65">
            <text:p>3765</text:p>
          </table:table-cell>
          <table:table-cell office:value-type="float" office:value="20311">
            <text:p>20311</text:p>
          </table:table-cell>
          <table:table-cell office:value-type="float" office:value="147164">
            <text:p>147164</text:p>
          </table:table-cell>
          <table:table-cell office:value-type="float" office:value="2344985">
            <text:p>2344985</text:p>
          </table:table-cell>
          <table:table-cell office:value-type="float" office:value="33408">
            <text:p>334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2343">
            <text:p>2343</text:p>
          </table:table-cell>
          <table:table-cell office:value-type="float" office:value="11576">
            <text:p>11576</text:p>
          </table:table-cell>
          <table:table-cell office:value-type="float" office:value="153831">
            <text:p>153831</text:p>
          </table:table-cell>
          <table:table-cell office:value-type="float" office:value="2526047">
            <text:p>2526047</text:p>
          </table:table-cell>
          <table:table-cell office:value-type="float" office:value="22708">
            <text:p>227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2343">
            <text:p>2343</text:p>
          </table:table-cell>
          <table:table-cell office:value-type="float" office:value="11576">
            <text:p>11576</text:p>
          </table:table-cell>
          <table:table-cell office:value-type="float" office:value="153831">
            <text:p>153831</text:p>
          </table:table-cell>
          <table:table-cell office:value-type="float" office:value="2526047">
            <text:p>2526047</text:p>
          </table:table-cell>
          <table:table-cell office:value-type="float" office:value="22708">
            <text:p>227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2343">
            <text:p>2343</text:p>
          </table:table-cell>
          <table:table-cell office:value-type="float" office:value="11576">
            <text:p>11576</text:p>
          </table:table-cell>
          <table:table-cell office:value-type="float" office:value="153831">
            <text:p>153831</text:p>
          </table:table-cell>
          <table:table-cell office:value-type="float" office:value="2526047">
            <text:p>2526047</text:p>
          </table:table-cell>
          <table:table-cell office:value-type="float" office:value="22708">
            <text:p>227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706">
            <text:p>1706</text:p>
          </table:table-cell>
          <table:table-cell office:value-type="float" office:value="7658">
            <text:p>7658</text:p>
          </table:table-cell>
          <table:table-cell office:value-type="float" office:value="151064">
            <text:p>151064</text:p>
          </table:table-cell>
          <table:table-cell office:value-type="float" office:value="2513809">
            <text:p>2513809</text:p>
          </table:table-cell>
          <table:table-cell office:value-type="float" office:value="18510">
            <text:p>1851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706">
            <text:p>1706</text:p>
          </table:table-cell>
          <table:table-cell office:value-type="float" office:value="7658">
            <text:p>7658</text:p>
          </table:table-cell>
          <table:table-cell office:value-type="float" office:value="151064">
            <text:p>151064</text:p>
          </table:table-cell>
          <table:table-cell office:value-type="float" office:value="2513809">
            <text:p>2513809</text:p>
          </table:table-cell>
          <table:table-cell office:value-type="float" office:value="18510">
            <text:p>1851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1706">
            <text:p>1706</text:p>
          </table:table-cell>
          <table:table-cell office:value-type="float" office:value="7658">
            <text:p>7658</text:p>
          </table:table-cell>
          <table:table-cell office:value-type="float" office:value="151064">
            <text:p>151064</text:p>
          </table:table-cell>
          <table:table-cell office:value-type="float" office:value="2513809">
            <text:p>2513809</text:p>
          </table:table-cell>
          <table:table-cell office:value-type="float" office:value="18510">
            <text:p>1851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1118">
            <text:p>1118</text:p>
          </table:table-cell>
          <table:table-cell office:value-type="float" office:value="4859">
            <text:p>4859</text:p>
          </table:table-cell>
          <table:table-cell office:value-type="float" office:value="154317">
            <text:p>154317</text:p>
          </table:table-cell>
          <table:table-cell office:value-type="float" office:value="2601456">
            <text:p>2601456</text:p>
          </table:table-cell>
          <table:table-cell office:value-type="float" office:value="14180">
            <text:p>141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1118">
            <text:p>1118</text:p>
          </table:table-cell>
          <table:table-cell office:value-type="float" office:value="4859">
            <text:p>4859</text:p>
          </table:table-cell>
          <table:table-cell office:value-type="float" office:value="154317">
            <text:p>154317</text:p>
          </table:table-cell>
          <table:table-cell office:value-type="float" office:value="2601456">
            <text:p>2601456</text:p>
          </table:table-cell>
          <table:table-cell office:value-type="float" office:value="14180">
            <text:p>141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1274">
            <text:p>1274</text:p>
          </table:table-cell>
          <table:table-cell office:value-type="float" office:value="277891">
            <text:p>277891</text:p>
          </table:table-cell>
          <table:table-cell office:value-type="float" office:value="3019113">
            <text:p>3019113</text:p>
          </table:table-cell>
          <table:table-cell office:value-type="float" office:value="62381575">
            <text:p>62381575</text:p>
          </table:table-cell>
          <table:table-cell office:value-type="float" office:value="704111">
            <text:p>7041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75548">
            <text:p>575548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47">
            <text:p>347</text:p>
          </table:table-cell>
          <table:table-cell office:value-type="float" office:value="1067">
            <text:p>1067</text:p>
          </table:table-cell>
          <table:table-cell office:value-type="float" office:value="575548">
            <text:p>575548</text:p>
          </table:table-cell>
          <table:table-cell office:value-type="float" office:value="2275831">
            <text:p>2275831</text:p>
          </table:table-cell>
          <table:table-cell office:value-type="float" office:value="2781">
            <text:p>27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47">
            <text:p>347</text:p>
          </table:table-cell>
          <table:table-cell office:value-type="float" office:value="1067">
            <text:p>1067</text:p>
          </table:table-cell>
          <table:table-cell office:value-type="float" office:value="575548">
            <text:p>575548</text:p>
          </table:table-cell>
          <table:table-cell office:value-type="float" office:value="2275831">
            <text:p>2275831</text:p>
          </table:table-cell>
          <table:table-cell office:value-type="float" office:value="2781">
            <text:p>27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47">
            <text:p>347</text:p>
          </table:table-cell>
          <table:table-cell office:value-type="float" office:value="1067">
            <text:p>1067</text:p>
          </table:table-cell>
          <table:table-cell office:value-type="float" office:value="575548">
            <text:p>575548</text:p>
          </table:table-cell>
          <table:table-cell office:value-type="float" office:value="2275831">
            <text:p>2275831</text:p>
          </table:table-cell>
          <table:table-cell office:value-type="float" office:value="2781">
            <text:p>27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1176">
            <text:p>1176</text:p>
          </table:table-cell>
          <table:table-cell office:value-type="float" office:value="4489">
            <text:p>4489</text:p>
          </table:table-cell>
          <table:table-cell office:value-type="float" office:value="575548">
            <text:p>575548</text:p>
          </table:table-cell>
          <table:table-cell office:value-type="float" office:value="2162346">
            <text:p>2162346</text:p>
          </table:table-cell>
          <table:table-cell office:value-type="float" office:value="5718">
            <text:p>57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1176">
            <text:p>1176</text:p>
          </table:table-cell>
          <table:table-cell office:value-type="float" office:value="4489">
            <text:p>4489</text:p>
          </table:table-cell>
          <table:table-cell office:value-type="float" office:value="575548">
            <text:p>575548</text:p>
          </table:table-cell>
          <table:table-cell office:value-type="float" office:value="2162346">
            <text:p>2162346</text:p>
          </table:table-cell>
          <table:table-cell office:value-type="float" office:value="5718">
            <text:p>57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1176">
            <text:p>1176</text:p>
          </table:table-cell>
          <table:table-cell office:value-type="float" office:value="4489">
            <text:p>4489</text:p>
          </table:table-cell>
          <table:table-cell office:value-type="float" office:value="575548">
            <text:p>575548</text:p>
          </table:table-cell>
          <table:table-cell office:value-type="float" office:value="2162346">
            <text:p>2162346</text:p>
          </table:table-cell>
          <table:table-cell office:value-type="float" office:value="5718">
            <text:p>57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297219">
            <text:p>297219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1274">
            <text:p>1274</text:p>
          </table:table-cell>
          <table:table-cell office:value-type="float" office:value="6380">
            <text:p>6380</text:p>
          </table:table-cell>
          <table:table-cell office:value-type="float" office:value="297219">
            <text:p>297219</text:p>
          </table:table-cell>
          <table:table-cell office:value-type="float" office:value="2587035">
            <text:p>2587035</text:p>
          </table:table-cell>
          <table:table-cell office:value-type="float" office:value="12135">
            <text:p>121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1274">
            <text:p>1274</text:p>
          </table:table-cell>
          <table:table-cell office:value-type="float" office:value="6380">
            <text:p>6380</text:p>
          </table:table-cell>
          <table:table-cell office:value-type="float" office:value="297219">
            <text:p>297219</text:p>
          </table:table-cell>
          <table:table-cell office:value-type="float" office:value="2587035">
            <text:p>2587035</text:p>
          </table:table-cell>
          <table:table-cell office:value-type="float" office:value="12135">
            <text:p>121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1274">
            <text:p>1274</text:p>
          </table:table-cell>
          <table:table-cell office:value-type="float" office:value="6380">
            <text:p>6380</text:p>
          </table:table-cell>
          <table:table-cell office:value-type="float" office:value="297219">
            <text:p>297219</text:p>
          </table:table-cell>
          <table:table-cell office:value-type="float" office:value="2587035">
            <text:p>2587035</text:p>
          </table:table-cell>
          <table:table-cell office:value-type="float" office:value="12135">
            <text:p>121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722">
            <text:p>4722</text:p>
          </table:table-cell>
          <table:table-cell office:value-type="float" office:value="25426">
            <text:p>25426</text:p>
          </table:table-cell>
          <table:table-cell office:value-type="float" office:value="297219">
            <text:p>297219</text:p>
          </table:table-cell>
          <table:table-cell office:value-type="float" office:value="2388101">
            <text:p>2388101</text:p>
          </table:table-cell>
          <table:table-cell office:value-type="float" office:value="30483">
            <text:p>3048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722">
            <text:p>4722</text:p>
          </table:table-cell>
          <table:table-cell office:value-type="float" office:value="25426">
            <text:p>25426</text:p>
          </table:table-cell>
          <table:table-cell office:value-type="float" office:value="297219">
            <text:p>297219</text:p>
          </table:table-cell>
          <table:table-cell office:value-type="float" office:value="2388101">
            <text:p>2388101</text:p>
          </table:table-cell>
          <table:table-cell office:value-type="float" office:value="30483">
            <text:p>3048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722">
            <text:p>4722</text:p>
          </table:table-cell>
          <table:table-cell office:value-type="float" office:value="25426">
            <text:p>25426</text:p>
          </table:table-cell>
          <table:table-cell office:value-type="float" office:value="297219">
            <text:p>297219</text:p>
          </table:table-cell>
          <table:table-cell office:value-type="float" office:value="2388101">
            <text:p>2388101</text:p>
          </table:table-cell>
          <table:table-cell office:value-type="float" office:value="30483">
            <text:p>3048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209975">
            <text:p>209975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2320">
            <text:p>2320</text:p>
          </table:table-cell>
          <table:table-cell office:value-type="float" office:value="6993">
            <text:p>6993</text:p>
          </table:table-cell>
          <table:table-cell office:value-type="float" office:value="209975">
            <text:p>209975</text:p>
          </table:table-cell>
          <table:table-cell office:value-type="float" office:value="2653823">
            <text:p>2653823</text:p>
          </table:table-cell>
          <table:table-cell office:value-type="float" office:value="21574">
            <text:p>215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2320">
            <text:p>2320</text:p>
          </table:table-cell>
          <table:table-cell office:value-type="float" office:value="6993">
            <text:p>6993</text:p>
          </table:table-cell>
          <table:table-cell office:value-type="float" office:value="209975">
            <text:p>209975</text:p>
          </table:table-cell>
          <table:table-cell office:value-type="float" office:value="2653823">
            <text:p>2653823</text:p>
          </table:table-cell>
          <table:table-cell office:value-type="float" office:value="21574">
            <text:p>215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2320">
            <text:p>2320</text:p>
          </table:table-cell>
          <table:table-cell office:value-type="float" office:value="6993">
            <text:p>6993</text:p>
          </table:table-cell>
          <table:table-cell office:value-type="float" office:value="209975">
            <text:p>209975</text:p>
          </table:table-cell>
          <table:table-cell office:value-type="float" office:value="2653823">
            <text:p>2653823</text:p>
          </table:table-cell>
          <table:table-cell office:value-type="float" office:value="21574">
            <text:p>215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8426">
            <text:p>8426</text:p>
          </table:table-cell>
          <table:table-cell office:value-type="float" office:value="28939">
            <text:p>28939</text:p>
          </table:table-cell>
          <table:table-cell office:value-type="float" office:value="209975">
            <text:p>209975</text:p>
          </table:table-cell>
          <table:table-cell office:value-type="float" office:value="2445148">
            <text:p>2445148</text:p>
          </table:table-cell>
          <table:table-cell office:value-type="float" office:value="52789">
            <text:p>527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8426">
            <text:p>8426</text:p>
          </table:table-cell>
          <table:table-cell office:value-type="float" office:value="28939">
            <text:p>28939</text:p>
          </table:table-cell>
          <table:table-cell office:value-type="float" office:value="209975">
            <text:p>209975</text:p>
          </table:table-cell>
          <table:table-cell office:value-type="float" office:value="2445148">
            <text:p>2445148</text:p>
          </table:table-cell>
          <table:table-cell office:value-type="float" office:value="52789">
            <text:p>527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8426">
            <text:p>8426</text:p>
          </table:table-cell>
          <table:table-cell office:value-type="float" office:value="28939">
            <text:p>28939</text:p>
          </table:table-cell>
          <table:table-cell office:value-type="float" office:value="209975">
            <text:p>209975</text:p>
          </table:table-cell>
          <table:table-cell office:value-type="float" office:value="2445148">
            <text:p>2445148</text:p>
          </table:table-cell>
          <table:table-cell office:value-type="float" office:value="52789">
            <text:p>5278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141164">
            <text:p>141164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937">
            <text:p>4937</text:p>
          </table:table-cell>
          <table:table-cell office:value-type="float" office:value="29063">
            <text:p>29063</text:p>
          </table:table-cell>
          <table:table-cell office:value-type="float" office:value="141164">
            <text:p>141164</text:p>
          </table:table-cell>
          <table:table-cell office:value-type="float" office:value="2308272">
            <text:p>2308272</text:p>
          </table:table-cell>
          <table:table-cell office:value-type="float" office:value="37496">
            <text:p>374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937">
            <text:p>4937</text:p>
          </table:table-cell>
          <table:table-cell office:value-type="float" office:value="29063">
            <text:p>29063</text:p>
          </table:table-cell>
          <table:table-cell office:value-type="float" office:value="141164">
            <text:p>141164</text:p>
          </table:table-cell>
          <table:table-cell office:value-type="float" office:value="2308272">
            <text:p>2308272</text:p>
          </table:table-cell>
          <table:table-cell office:value-type="float" office:value="37496">
            <text:p>374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937">
            <text:p>4937</text:p>
          </table:table-cell>
          <table:table-cell office:value-type="float" office:value="29063">
            <text:p>29063</text:p>
          </table:table-cell>
          <table:table-cell office:value-type="float" office:value="141164">
            <text:p>141164</text:p>
          </table:table-cell>
          <table:table-cell office:value-type="float" office:value="2308272">
            <text:p>2308272</text:p>
          </table:table-cell>
          <table:table-cell office:value-type="float" office:value="37496">
            <text:p>374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17352">
            <text:p>17352</text:p>
          </table:table-cell>
          <table:table-cell office:value-type="float" office:value="104528">
            <text:p>104528</text:p>
          </table:table-cell>
          <table:table-cell office:value-type="float" office:value="141164">
            <text:p>141164</text:p>
          </table:table-cell>
          <table:table-cell office:value-type="float" office:value="2143854">
            <text:p>2143854</text:p>
          </table:table-cell>
          <table:table-cell office:value-type="float" office:value="88980">
            <text:p>889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17352">
            <text:p>17352</text:p>
          </table:table-cell>
          <table:table-cell office:value-type="float" office:value="104528">
            <text:p>104528</text:p>
          </table:table-cell>
          <table:table-cell office:value-type="float" office:value="141164">
            <text:p>141164</text:p>
          </table:table-cell>
          <table:table-cell office:value-type="float" office:value="2143854">
            <text:p>2143854</text:p>
          </table:table-cell>
          <table:table-cell office:value-type="float" office:value="88980">
            <text:p>889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17352">
            <text:p>17352</text:p>
          </table:table-cell>
          <table:table-cell office:value-type="float" office:value="104528">
            <text:p>104528</text:p>
          </table:table-cell>
          <table:table-cell office:value-type="float" office:value="141164">
            <text:p>141164</text:p>
          </table:table-cell>
          <table:table-cell office:value-type="float" office:value="2143854">
            <text:p>2143854</text:p>
          </table:table-cell>
          <table:table-cell office:value-type="float" office:value="88980">
            <text:p>88980</text:p>
          </table:table-cell>
        </table:table-row>
        <table:table-row table:style-name="ro2" table:number-rows-repeated="104828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1T21:17:36</dc:date>
    <meta:generator>LibreOffice/3.5$Linux_X86_64 LibreOffice_project/350m1$Build-2</meta:generator>
    <meta:editing-duration>P0D</meta:editing-duration>
    <meta:editing-cycles>2</meta:editing-cycles>
    <meta:document-statistic meta:table-count="1" meta:cell-count="3179" meta:object-count="0"/>
  </office:meta>
</office:document-meta>
</file>